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automatic-styles>
    <style:style style:name="Table1" style:family="table">
      <style:table-properties style:width="13.788cm" fo:margin-left="-0.106cm" fo:margin-top="0cm" fo:margin-bottom="0cm" table:align="left"/>
    </style:style>
    <style:style style:name="Table1.A" style:family="table-column">
      <style:table-column-properties style:column-width="6.322cm"/>
    </style:style>
    <style:style style:name="Table1.B" style:family="table-column">
      <style:table-column-properties style:column-width="7.467cm"/>
    </style:style>
    <style:style style:name="Table1.1" style:family="table-row">
      <style:table-row-properties style:min-row-height="0.529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center" style:justify-single-word="false"/>
      <style:text-properties style:font-name="DejaVu Sans" fo:font-size="24pt" style:text-underline-style="solid" style:text-underline-width="auto" style:text-underline-color="font-color" fo:font-weight="bold" officeooo:rsid="0019f616" officeooo:paragraph-rsid="0019f616"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DejaVu Sans" fo:font-size="12pt" style:text-underline-style="none" fo:font-weight="normal" officeooo:rsid="0019f616" officeooo:paragraph-rsid="0019f616"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DejaVu Sans" fo:font-size="12pt" style:text-underline-style="none" fo:font-weight="normal" officeooo:rsid="001fd2e6" officeooo:paragraph-rsid="002106c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DejaVu Sans" fo:font-size="12pt" style:text-underline-style="none" fo:font-weight="normal" officeooo:rsid="001bc836" officeooo:paragraph-rsid="001bc83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DejaVu Sans" fo:font-size="12pt" style:text-underline-style="none" fo:font-weight="normal" officeooo:rsid="001d3576" officeooo:paragraph-rsid="001d357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DejaVu Sans" fo:font-size="12pt" style:text-underline-style="none" fo:font-weight="normal" officeooo:rsid="0022eab0" officeooo:paragraph-rsid="002bb56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DejaVu Sans" fo:font-size="12pt" style:text-underline-style="none" fo:font-weight="normal" officeooo:rsid="0022eab0" officeooo:paragraph-rsid="002f10c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DejaVu Sans" fo:font-size="12pt" style:text-underline-style="none" fo:font-weight="normal" officeooo:rsid="0022eab0" officeooo:paragraph-rsid="0023638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DejaVu Sans" fo:font-size="12pt" style:text-underline-style="none" fo:font-weight="normal" officeooo:rsid="0022eab0" officeooo:paragraph-rsid="0043978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DejaVu Sans" fo:font-size="12pt" style:text-underline-style="none" fo:font-weight="normal" officeooo:rsid="0022eab0" officeooo:paragraph-rsid="0049d32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DejaVu Sans" fo:font-size="12pt" style:text-underline-style="none" fo:font-weight="normal" officeooo:rsid="0025a069" officeooo:paragraph-rsid="0023638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DejaVu Sans" fo:font-size="12pt" style:text-underline-style="none" fo:font-weight="normal" officeooo:rsid="0028d10d" officeooo:paragraph-rsid="0023638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DejaVu Sans" fo:font-size="12pt" style:text-underline-style="none" fo:font-weight="normal" officeooo:rsid="0028d10d" officeooo:paragraph-rsid="0028d10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DejaVu Sans" fo:font-size="12pt" style:text-underline-style="none" fo:font-weight="normal" officeooo:rsid="00273170" officeooo:paragraph-rsid="0023638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DejaVu Sans" fo:font-size="12pt" style:text-underline-style="none" fo:font-weight="normal" officeooo:rsid="002b0829" officeooo:paragraph-rsid="0023638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DejaVu Sans" fo:font-size="12pt" style:text-underline-style="none" fo:font-weight="normal" officeooo:rsid="002b1812" officeooo:paragraph-rsid="0023638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DejaVu Sans" fo:font-size="12pt" style:text-underline-style="none" fo:font-weight="normal" officeooo:rsid="002b1812" officeooo:paragraph-rsid="002de8f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DejaVu Sans" fo:font-size="12pt" style:text-underline-style="none" fo:font-weight="normal" officeooo:rsid="0024afbf" officeooo:paragraph-rsid="002bb56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DejaVu Sans" fo:font-size="12pt" style:text-underline-style="none" fo:font-weight="normal" officeooo:rsid="002de8f7" officeooo:paragraph-rsid="002de8f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DejaVu Sans" fo:font-size="12pt" style:text-underline-style="none" fo:font-weight="normal" officeooo:rsid="002f10c6" officeooo:paragraph-rsid="002f10c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DejaVu Sans" fo:font-size="12pt" style:text-underline-style="none" fo:font-weight="normal" officeooo:rsid="00335d11" officeooo:paragraph-rsid="0023638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DejaVu Sans" fo:font-size="12pt" style:text-underline-style="none" fo:font-weight="normal" officeooo:rsid="00360681" officeooo:paragraph-rsid="0023638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DejaVu Sans" fo:font-size="12pt" style:text-underline-style="none" fo:font-weight="normal" officeooo:rsid="0036879a" officeooo:paragraph-rsid="00236381"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DejaVu Sans" fo:font-size="12pt" style:text-underline-style="none" fo:font-weight="normal" officeooo:rsid="003a5bfb" officeooo:paragraph-rsid="0023638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DejaVu Sans" fo:font-size="12pt" style:text-underline-style="none" fo:font-weight="normal" officeooo:rsid="003a5bfb" officeooo:paragraph-rsid="003da4f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DejaVu Sans" fo:font-size="12pt" style:text-underline-style="none" fo:font-weight="normal" officeooo:rsid="003c524b" officeooo:paragraph-rsid="0023638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DejaVu Sans" fo:font-size="12pt" style:text-underline-style="none" fo:font-weight="normal" officeooo:rsid="003cfd0e" officeooo:paragraph-rsid="0023638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DejaVu Sans" fo:font-size="12pt" style:text-underline-style="none" fo:font-weight="normal" officeooo:rsid="003da4f1" officeooo:paragraph-rsid="00236381"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DejaVu Sans" fo:font-size="12pt" style:text-underline-style="none" fo:font-weight="normal" officeooo:rsid="00413022" officeooo:paragraph-rsid="0023638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DejaVu Sans" fo:font-size="12pt" style:text-underline-style="none" fo:font-weight="normal" officeooo:rsid="00413022" officeooo:paragraph-rsid="00413022"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DejaVu Sans" fo:font-size="12pt" style:text-underline-style="none" fo:font-weight="normal" officeooo:rsid="00413022" officeooo:paragraph-rsid="0041c4a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DejaVu Sans" fo:font-size="12pt" style:text-underline-style="none" fo:font-weight="normal" officeooo:rsid="00425a0e" officeooo:paragraph-rsid="00236381"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DejaVu Sans" fo:font-size="12pt" style:text-underline-style="none" fo:font-weight="normal" officeooo:rsid="0042e96e" officeooo:paragraph-rsid="00236381"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DejaVu Sans" fo:font-size="12pt" style:text-underline-style="none" fo:font-weight="normal" officeooo:rsid="0042e96e" officeooo:paragraph-rsid="0042e96e"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DejaVu Sans" fo:font-size="12pt" style:text-underline-style="none" fo:font-weight="normal" officeooo:rsid="0046d45b" officeooo:paragraph-rsid="0023638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DejaVu Sans" fo:font-size="12pt" style:text-underline-style="none" fo:font-weight="normal" officeooo:rsid="0046d45b" officeooo:paragraph-rsid="0046d45b"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DejaVu Sans" fo:font-size="12pt" style:text-underline-style="none" fo:font-weight="normal" officeooo:rsid="004b465e" officeooo:paragraph-rsid="0023638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DejaVu Sans" fo:font-size="12pt" style:text-underline-style="none" fo:font-weight="bold" officeooo:rsid="001fd2e6" officeooo:paragraph-rsid="002106c3" style:font-size-asian="10.5pt" style:font-weight-asian="bold" style:font-size-complex="12pt" style:font-weight-complex="bold"/>
    </style:style>
    <style:style style:name="P41" style:family="paragraph" style:parent-style-name="Standard">
      <style:paragraph-properties fo:text-align="start" style:justify-single-word="false"/>
      <style:text-properties style:font-name="DejaVu Sans" fo:font-size="12pt" style:text-underline-style="none" fo:font-weight="bold" officeooo:rsid="0022eab0" officeooo:paragraph-rsid="00236381"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font-name="DejaVu Sans" fo:font-size="12pt" style:text-underline-style="none" fo:font-weight="bold" officeooo:rsid="0022eab0" officeooo:paragraph-rsid="002bb56f" style:font-size-asian="10.5pt" style:font-weight-asian="bold" style:font-size-complex="12pt" style:font-weight-complex="bold"/>
    </style:style>
    <style:style style:name="P43" style:family="paragraph" style:parent-style-name="Standard">
      <style:paragraph-properties fo:text-align="start" style:justify-single-word="false"/>
      <style:text-properties style:font-name="DejaVu Sans" fo:font-size="12pt" style:text-underline-style="none" fo:font-weight="bold" officeooo:rsid="0022eab0" officeooo:paragraph-rsid="002de8f7" style:font-size-asian="10.5pt" style:font-weight-asian="bold" style:font-size-complex="12pt" style:font-weight-complex="bold"/>
    </style:style>
    <style:style style:name="P44" style:family="paragraph" style:parent-style-name="Standard">
      <style:paragraph-properties fo:text-align="start" style:justify-single-word="false"/>
      <style:text-properties style:font-name="DejaVu Sans" fo:font-size="12pt" style:text-underline-style="none" fo:font-weight="bold" officeooo:rsid="0022eab0" officeooo:paragraph-rsid="002f10c6" style:font-size-asian="10.5pt" style:font-weight-asian="bold" style:font-size-complex="12pt" style:font-weight-complex="bold"/>
    </style:style>
    <style:style style:name="P45" style:family="paragraph" style:parent-style-name="Standard">
      <style:paragraph-properties fo:text-align="start" style:justify-single-word="false"/>
      <style:text-properties style:font-name="DejaVu Sans" fo:font-size="12pt" style:text-underline-style="none" fo:font-weight="bold" officeooo:rsid="0022eab0" officeooo:paragraph-rsid="00335d11"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font-name="DejaVu Sans" fo:font-size="12pt" style:text-underline-style="none" fo:font-weight="bold" officeooo:rsid="0022eab0" officeooo:paragraph-rsid="00339f17" style:font-size-asian="10.5pt" style:font-weight-asian="bold" style:font-size-complex="12pt" style:font-weight-complex="bold"/>
    </style:style>
    <style:style style:name="P47" style:family="paragraph" style:parent-style-name="Standard">
      <style:paragraph-properties fo:text-align="start" style:justify-single-word="false"/>
      <style:text-properties style:font-name="DejaVu Sans" fo:font-size="12pt" style:text-underline-style="none" fo:font-weight="bold" officeooo:rsid="0022eab0" officeooo:paragraph-rsid="00360681"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font-name="DejaVu Sans" fo:font-size="12pt" style:text-underline-style="none" fo:font-weight="bold" officeooo:rsid="0022eab0" officeooo:paragraph-rsid="0036879a" style:font-size-asian="10.5pt" style:font-weight-asian="bold" style:font-size-complex="12pt" style:font-weight-complex="bold"/>
    </style:style>
    <style:style style:name="P49" style:family="paragraph" style:parent-style-name="Standard">
      <style:paragraph-properties fo:text-align="start" style:justify-single-word="false"/>
      <style:text-properties style:font-name="DejaVu Sans" fo:font-size="12pt" style:text-underline-style="none" fo:font-weight="bold" officeooo:rsid="0022eab0" officeooo:paragraph-rsid="003a5bfb" style:font-size-asian="10.5pt" style:font-weight-asian="bold" style:font-size-complex="12pt" style:font-weight-complex="bold"/>
    </style:style>
    <style:style style:name="P50" style:family="paragraph" style:parent-style-name="Standard">
      <style:paragraph-properties fo:text-align="start" style:justify-single-word="false"/>
      <style:text-properties style:font-name="DejaVu Sans" fo:font-size="12pt" style:text-underline-style="none" fo:font-weight="bold" officeooo:rsid="0022eab0" officeooo:paragraph-rsid="003c524b"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DejaVu Sans" fo:font-size="12pt" style:text-underline-style="none" fo:font-weight="bold" officeooo:rsid="0022eab0" officeooo:paragraph-rsid="003cfd0e" style:font-size-asian="10.5pt" style:font-weight-asian="bold" style:font-size-complex="12pt" style:font-weight-complex="bold"/>
    </style:style>
    <style:style style:name="P52" style:family="paragraph" style:parent-style-name="Standard">
      <style:paragraph-properties fo:text-align="start" style:justify-single-word="false"/>
      <style:text-properties style:font-name="DejaVu Sans" fo:font-size="12pt" style:text-underline-style="none" fo:font-weight="bold" officeooo:rsid="0022eab0" officeooo:paragraph-rsid="003da4f1" style:font-size-asian="10.5pt" style:font-weight-asian="bold" style:font-size-complex="12pt" style:font-weight-complex="bold"/>
    </style:style>
    <style:style style:name="P53" style:family="paragraph" style:parent-style-name="Standard">
      <style:paragraph-properties fo:text-align="start" style:justify-single-word="false"/>
      <style:text-properties style:font-name="DejaVu Sans" fo:font-size="12pt" style:text-underline-style="none" fo:font-weight="bold" officeooo:rsid="0022eab0" officeooo:paragraph-rsid="00413022" style:font-size-asian="10.5pt" style:font-weight-asian="bold" style:font-size-complex="12pt" style:font-weight-complex="bold"/>
    </style:style>
    <style:style style:name="P54" style:family="paragraph" style:parent-style-name="Standard">
      <style:paragraph-properties fo:text-align="start" style:justify-single-word="false"/>
      <style:text-properties style:font-name="DejaVu Sans" fo:font-size="12pt" style:text-underline-style="none" fo:font-weight="bold" officeooo:rsid="0022eab0" officeooo:paragraph-rsid="0041c4a2" style:font-size-asian="10.5pt" style:font-weight-asian="bold" style:font-size-complex="12pt" style:font-weight-complex="bold"/>
    </style:style>
    <style:style style:name="P55" style:family="paragraph" style:parent-style-name="Standard">
      <style:paragraph-properties fo:text-align="start" style:justify-single-word="false"/>
      <style:text-properties style:font-name="DejaVu Sans" fo:font-size="12pt" style:text-underline-style="none" fo:font-weight="bold" officeooo:rsid="0022eab0" officeooo:paragraph-rsid="00425a0e" style:font-size-asian="10.5pt" style:font-weight-asian="bold" style:font-size-complex="12pt" style:font-weight-complex="bold"/>
    </style:style>
    <style:style style:name="P56" style:family="paragraph" style:parent-style-name="Standard">
      <style:paragraph-properties fo:text-align="start" style:justify-single-word="false"/>
      <style:text-properties style:font-name="DejaVu Sans" fo:font-size="12pt" style:text-underline-style="none" fo:font-weight="bold" officeooo:rsid="0022eab0" officeooo:paragraph-rsid="0042e96e" style:font-size-asian="10.5pt" style:font-weight-asian="bold" style:font-size-complex="12pt" style:font-weight-complex="bold"/>
    </style:style>
    <style:style style:name="P57" style:family="paragraph" style:parent-style-name="Standard">
      <style:paragraph-properties fo:text-align="start" style:justify-single-word="false"/>
      <style:text-properties style:font-name="DejaVu Sans" fo:font-size="12pt" style:text-underline-style="none" fo:font-weight="bold" officeooo:rsid="0022eab0" officeooo:paragraph-rsid="0046d45b" style:font-size-asian="10.5pt" style:font-weight-asian="bold" style:font-size-complex="12pt" style:font-weight-complex="bold"/>
    </style:style>
    <style:style style:name="P58" style:family="paragraph" style:parent-style-name="Standard">
      <style:paragraph-properties fo:text-align="start" style:justify-single-word="false"/>
      <style:text-properties style:font-name="DejaVu Sans" fo:font-size="12pt" style:text-underline-style="none" fo:font-weight="bold" officeooo:rsid="0022eab0" officeooo:paragraph-rsid="004b465e" style:font-size-asian="10.5pt" style:font-weight-asian="bold" style:font-size-complex="12pt" style:font-weight-complex="bold"/>
    </style:style>
    <style:style style:name="P59" style:family="paragraph" style:parent-style-name="Standard">
      <style:paragraph-properties fo:text-align="start" style:justify-single-word="false"/>
      <style:text-properties style:font-name="DejaVu Sans" fo:font-size="12pt" style:text-underline-style="none" fo:font-weight="bold" officeooo:rsid="00236381" officeooo:paragraph-rsid="00236381" style:font-size-asian="10.5pt" style:font-weight-asian="bold" style:font-size-complex="12pt" style:font-weight-complex="bold"/>
    </style:style>
    <style:style style:name="P60" style:family="paragraph" style:parent-style-name="Standard">
      <style:paragraph-properties fo:text-align="start" style:justify-single-word="false"/>
      <style:text-properties style:font-name="DejaVu Sans" fo:font-size="12pt" style:text-underline-style="none" fo:font-weight="bold" officeooo:rsid="00273170" officeooo:paragraph-rsid="00236381" style:font-size-asian="10.5pt" style:font-weight-asian="bold" style:font-size-complex="12pt" style:font-weight-complex="bold"/>
    </style:style>
    <style:style style:name="P61" style:family="paragraph" style:parent-style-name="Standard">
      <style:paragraph-properties fo:text-align="start" style:justify-single-word="false"/>
      <style:text-properties style:font-name="DejaVu Sans" fo:font-size="12pt" style:text-underline-style="none" fo:font-weight="bold" officeooo:rsid="00249e8a" officeooo:paragraph-rsid="002bb56f" style:font-size-asian="10.5pt" style:font-weight-asian="bold" style:font-size-complex="12pt" style:font-weight-complex="bold"/>
    </style:style>
    <style:style style:name="P62" style:family="paragraph" style:parent-style-name="Standard">
      <style:paragraph-properties fo:text-align="start" style:justify-single-word="false"/>
      <style:text-properties style:font-name="DejaVu Sans" fo:font-size="12pt" style:text-underline-style="none" fo:font-weight="bold" officeooo:rsid="00413022" officeooo:paragraph-rsid="0041c4a2" style:font-size-asian="10.5pt" style:font-weight-asian="bold" style:font-size-complex="12pt" style:font-weight-complex="bold"/>
    </style:style>
    <style:style style:name="P63" style:family="paragraph" style:parent-style-name="Standard">
      <style:paragraph-properties fo:text-align="start" style:justify-single-word="false"/>
      <style:text-properties style:font-name="DejaVu Sans" fo:font-size="12pt" fo:font-style="italic" style:text-underline-style="none" fo:font-weight="normal" officeooo:rsid="0025a069" officeooo:paragraph-rsid="0028d10d" style:font-size-asian="10.5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style:font-name="DejaVu Sans" fo:font-size="12pt" fo:font-style="italic" style:text-underline-style="none" fo:font-weight="normal" officeooo:rsid="00290ab4" officeooo:paragraph-rsid="00236381" style:font-size-asian="10.5pt" style:font-style-asian="italic" style:font-weight-asian="normal" style:font-size-complex="12pt" style:font-style-complex="italic" style:font-weight-complex="normal"/>
    </style:style>
    <style:style style:name="P65" style:family="paragraph" style:parent-style-name="Standard">
      <style:paragraph-properties fo:text-align="start" style:justify-single-word="false"/>
      <style:text-properties style:font-name="DejaVu Sans" fo:font-size="14pt" style:text-underline-style="none" fo:font-weight="normal" officeooo:rsid="0019f616" officeooo:paragraph-rsid="0019f616"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style:font-name="DejaVu Sans" fo:font-size="14pt" style:text-underline-style="none" fo:font-weight="normal" officeooo:rsid="001bc836" officeooo:paragraph-rsid="001bc836"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9f616" officeooo:paragraph-rsid="0019f616" style:font-size-asian="14pt" style:font-weight-asian="bold" style:font-size-complex="14pt" style:font-weight-complex="bold"/>
    </style:style>
    <style:style style:name="P6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36381" style:font-size-asian="14pt" style:font-weight-asian="bold" style:font-size-complex="14pt" style:font-weight-complex="bold"/>
    </style:style>
    <style:style style:name="P6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8d10d"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b1812" style:font-size-asian="14pt" style:font-weight-asian="bold" style:font-size-complex="14pt" style:font-weight-complex="bold"/>
    </style:style>
    <style:style style:name="P71"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de8f7" style:font-size-asian="14pt" style:font-weight-asian="bold" style:font-size-complex="14pt" style:font-weight-complex="bold"/>
    </style:style>
    <style:style style:name="P72"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49e8a" officeooo:paragraph-rsid="002bb56f" style:font-size-asian="14pt" style:font-weight-asian="bold" style:font-size-complex="14pt" style:font-weight-complex="bold"/>
    </style:style>
    <style:style style:name="P73"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8d10d" officeooo:paragraph-rsid="00425a0e" style:font-size-asian="14pt" style:font-weight-asian="bold" style:font-size-complex="14pt" style:font-weight-complex="bold"/>
    </style:style>
    <style:style style:name="P74"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bc836" officeooo:paragraph-rsid="001bc836"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1dfdad"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22eab0"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106c3" officeooo:paragraph-rsid="002106c3"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36381"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b0829"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bb56f" style:font-size-asian="14pt" style:font-weight-asian="normal" style:font-size-complex="14pt" style:font-weight-complex="normal"/>
    </style:style>
    <style:style style:name="P81"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36381" officeooo:paragraph-rsid="00236381" style:font-size-asian="14pt" style:font-weight-asian="normal" style:font-size-complex="14pt" style:font-weight-complex="normal"/>
    </style:style>
    <style:style style:name="P82" style:family="paragraph" style:parent-style-name="Standard">
      <style:paragraph-properties fo:text-align="start" style:justify-single-word="false"/>
      <style:text-properties style:font-name="DejaVu Sans" fo:font-size="14pt" fo:font-weight="bold" officeooo:paragraph-rsid="002bb56f"/>
    </style:style>
    <style:style style:name="P83" style:family="paragraph" style:parent-style-name="Standard">
      <style:paragraph-properties fo:text-align="start" style:justify-single-word="false"/>
      <style:text-properties style:font-name="DejaVu Sans" fo:font-size="14pt" style:text-underline-style="solid" style:text-underline-type="double" style:text-underline-width="auto" style:text-underline-color="font-color" fo:font-weight="bold" officeooo:rsid="001dfdad" officeooo:paragraph-rsid="002106c3" style:font-size-asian="14pt" style:font-weight-asian="bold" style:font-size-complex="14pt" style:font-weight-complex="bold"/>
    </style:style>
    <style:style style:name="P84" style:family="paragraph" style:parent-style-name="Standard">
      <style:paragraph-properties fo:text-align="start" style:justify-single-word="false"/>
      <style:text-properties style:font-name="DejaVu Sans" fo:font-size="14pt" style:text-underline-style="solid" style:text-underline-type="double" style:text-underline-width="auto" style:text-underline-color="font-color" fo:font-weight="bold" officeooo:rsid="001bc836" officeooo:paragraph-rsid="001bc836" style:font-size-asian="14pt" style:font-weight-asian="bold" style:font-size-complex="14pt" style:font-weight-complex="bold"/>
    </style:style>
    <style:style style:name="P85" style:family="paragraph" style:parent-style-name="Standard">
      <style:paragraph-properties fo:text-align="start" style:justify-single-word="false"/>
      <style:text-properties style:font-name="DejaVu Sans" fo:font-size="16pt" fo:font-style="italic" style:text-underline-style="none" fo:font-weight="normal" officeooo:rsid="00290ab4" officeooo:paragraph-rsid="0022eab0" style:font-size-asian="16pt" style:font-style-asian="italic" style:font-weight-asian="normal" style:font-size-complex="16pt" style:font-style-complex="italic" style:font-weight-complex="normal"/>
    </style:style>
    <style:style style:name="P86"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36381" style:font-size-asian="14pt" style:font-style-asian="italic" style:font-weight-asian="normal" style:font-size-complex="14pt" style:font-style-complex="italic" style:font-weight-complex="normal"/>
    </style:style>
    <style:style style:name="P87"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b0829" style:font-size-asian="14pt" style:font-style-asian="italic" style:font-weight-asian="normal" style:font-size-complex="14pt" style:font-style-complex="italic" style:font-weight-complex="normal"/>
    </style:style>
    <style:style style:name="P88"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b1812" style:font-size-asian="14pt" style:font-style-asian="italic" style:font-weight-asian="normal" style:font-size-complex="14pt" style:font-style-complex="italic" style:font-weight-complex="normal"/>
    </style:style>
    <style:style style:name="P89"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425a0e" style:font-size-asian="14pt" style:font-style-asian="italic" style:font-weight-asian="normal" style:font-size-complex="14pt" style:font-style-complex="italic" style:font-weight-complex="normal"/>
    </style:style>
    <style:style style:name="P90"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42e96e" style:font-size-asian="14pt" style:font-style-asian="italic" style:font-weight-asian="normal" style:font-size-complex="14pt" style:font-style-complex="italic" style:font-weight-complex="normal"/>
    </style:style>
    <style:style style:name="P91"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46d45b" style:font-size-asian="14pt" style:font-style-asian="italic" style:font-weight-asian="normal" style:font-size-complex="14pt" style:font-style-complex="italic" style:font-weight-complex="normal"/>
    </style:style>
    <style:style style:name="P92"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2de8f7" style:font-size-asian="14pt" style:font-style-asian="italic" style:font-weight-asian="normal" style:font-size-complex="14pt" style:font-style-complex="italic" style:font-weight-complex="normal"/>
    </style:style>
    <style:style style:name="P93"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60681" style:font-size-asian="14pt" style:font-style-asian="italic" style:font-weight-asian="normal" style:font-size-complex="14pt" style:font-style-complex="italic" style:font-weight-complex="normal"/>
    </style:style>
    <style:style style:name="P94"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6879a" style:font-size-asian="14pt" style:font-style-asian="italic" style:font-weight-asian="normal" style:font-size-complex="14pt" style:font-style-complex="italic" style:font-weight-complex="normal"/>
    </style:style>
    <style:style style:name="P95"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a5bfb" style:font-size-asian="14pt" style:font-style-asian="italic" style:font-weight-asian="normal" style:font-size-complex="14pt" style:font-style-complex="italic" style:font-weight-complex="normal"/>
    </style:style>
    <style:style style:name="P96"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3a5bfb" officeooo:paragraph-rsid="00413022" style:font-size-asian="14pt" style:font-style-asian="italic" style:font-weight-asian="normal" style:font-size-complex="14pt" style:font-style-complex="italic" style:font-weight-complex="normal"/>
    </style:style>
    <style:style style:name="P97"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413022" officeooo:paragraph-rsid="0041c4a2" style:font-size-asian="14pt" style:font-style-asian="italic" style:font-weight-asian="normal" style:font-size-complex="14pt" style:font-style-complex="italic" style:font-weight-complex="normal"/>
    </style:style>
    <style:style style:name="P98"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49d322" officeooo:paragraph-rsid="0049d322" style:font-size-asian="14pt" style:font-style-asian="italic" style:font-weight-asian="normal" style:font-size-complex="14pt" style:font-style-complex="italic" style:font-weight-complex="normal"/>
    </style:style>
    <style:style style:name="P99"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236381" style:font-size-asian="14pt" style:font-style-asian="italic" style:font-weight-asian="bold" style:font-size-complex="14pt" style:font-style-complex="italic" style:font-weight-complex="bold"/>
    </style:style>
    <style:style style:name="P100"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2106c3" style:font-size-asian="14pt" style:font-style-asian="italic" style:font-weight-asian="bold" style:font-size-complex="14pt" style:font-style-complex="italic" style:font-weight-complex="bold"/>
    </style:style>
    <style:style style:name="P101"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25a0e" style:font-size-asian="14pt" style:font-style-asian="italic" style:font-weight-asian="bold" style:font-size-complex="14pt" style:font-style-complex="italic" style:font-weight-complex="bold"/>
    </style:style>
    <style:style style:name="P102"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2b0829" style:font-size-asian="14pt" style:font-style-asian="italic" style:font-weight-asian="bold" style:font-size-complex="14pt" style:font-style-complex="italic" style:font-weight-complex="bold"/>
    </style:style>
    <style:style style:name="P103"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2b1812" style:font-size-asian="14pt" style:font-style-asian="italic" style:font-weight-asian="bold" style:font-size-complex="14pt" style:font-style-complex="italic" style:font-weight-complex="bold"/>
    </style:style>
    <style:style style:name="P104"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2f10c6" style:font-size-asian="14pt" style:font-style-asian="italic" style:font-weight-asian="bold" style:font-size-complex="14pt" style:font-style-complex="italic" style:font-weight-complex="bold"/>
    </style:style>
    <style:style style:name="P105"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30795c" style:font-size-asian="14pt" style:font-style-asian="italic" style:font-weight-asian="bold" style:font-size-complex="14pt" style:font-style-complex="italic" style:font-weight-complex="bold"/>
    </style:style>
    <style:style style:name="P106"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339f17" style:font-size-asian="14pt" style:font-style-asian="italic" style:font-weight-asian="bold" style:font-size-complex="14pt" style:font-style-complex="italic" style:font-weight-complex="bold"/>
    </style:style>
    <style:style style:name="P107"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3478ca" style:font-size-asian="14pt" style:font-style-asian="italic" style:font-weight-asian="bold" style:font-size-complex="14pt" style:font-style-complex="italic" style:font-weight-complex="bold"/>
    </style:style>
    <style:style style:name="P108"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360681" style:font-size-asian="14pt" style:font-style-asian="italic" style:font-weight-asian="bold" style:font-size-complex="14pt" style:font-style-complex="italic" style:font-weight-complex="bold"/>
    </style:style>
    <style:style style:name="P109"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3a5bfb" style:font-size-asian="14pt" style:font-style-asian="italic" style:font-weight-asian="bold" style:font-size-complex="14pt" style:font-style-complex="italic" style:font-weight-complex="bold"/>
    </style:style>
    <style:style style:name="P110"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3c524b" style:font-size-asian="14pt" style:font-style-asian="italic" style:font-weight-asian="bold" style:font-size-complex="14pt" style:font-style-complex="italic" style:font-weight-complex="bold"/>
    </style:style>
    <style:style style:name="P111"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3cfd0e" style:font-size-asian="14pt" style:font-style-asian="italic" style:font-weight-asian="bold" style:font-size-complex="14pt" style:font-style-complex="italic" style:font-weight-complex="bold"/>
    </style:style>
    <style:style style:name="P112"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3da4f1" style:font-size-asian="14pt" style:font-style-asian="italic" style:font-weight-asian="bold" style:font-size-complex="14pt" style:font-style-complex="italic" style:font-weight-complex="bold"/>
    </style:style>
    <style:style style:name="P113"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13022" style:font-size-asian="14pt" style:font-style-asian="italic" style:font-weight-asian="bold" style:font-size-complex="14pt" style:font-style-complex="italic" style:font-weight-complex="bold"/>
    </style:style>
    <style:style style:name="P114"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1c4a2" style:font-size-asian="14pt" style:font-style-asian="italic" style:font-weight-asian="bold" style:font-size-complex="14pt" style:font-style-complex="italic" style:font-weight-complex="bold"/>
    </style:style>
    <style:style style:name="P115"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2e96e" style:font-size-asian="14pt" style:font-style-asian="italic" style:font-weight-asian="bold" style:font-size-complex="14pt" style:font-style-complex="italic" style:font-weight-complex="bold"/>
    </style:style>
    <style:style style:name="P116"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39784" style:font-size-asian="14pt" style:font-style-asian="italic" style:font-weight-asian="bold" style:font-size-complex="14pt" style:font-style-complex="italic" style:font-weight-complex="bold"/>
    </style:style>
    <style:style style:name="P117"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545a1" style:font-size-asian="14pt" style:font-style-asian="italic" style:font-weight-asian="bold" style:font-size-complex="14pt" style:font-style-complex="italic" style:font-weight-complex="bold"/>
    </style:style>
    <style:style style:name="P118"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6d45b" style:font-size-asian="14pt" style:font-style-asian="italic" style:font-weight-asian="bold" style:font-size-complex="14pt" style:font-style-complex="italic" style:font-weight-complex="bold"/>
    </style:style>
    <style:style style:name="P119"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9d322" style:font-size-asian="14pt" style:font-style-asian="italic" style:font-weight-asian="bold" style:font-size-complex="14pt" style:font-style-complex="italic" style:font-weight-complex="bold"/>
    </style:style>
    <style:style style:name="P120" style:family="paragraph" style:parent-style-name="Standard">
      <style:paragraph-properties fo:text-align="start" style:justify-single-word="false"/>
      <style:text-properties fo:color="#55308d" loext:opacity="100%" style:font-name="FreeMono" fo:font-size="14pt" fo:font-style="italic" style:text-underline-style="none" fo:font-weight="bold" officeooo:rsid="00290ab4" officeooo:paragraph-rsid="004b465e" style:font-size-asian="14pt" style:font-style-asian="italic" style:font-weight-asian="bold" style:font-size-complex="14pt" style:font-style-complex="italic" style:font-weight-complex="bold"/>
    </style:style>
    <style:style style:name="P121" style:family="paragraph" style:parent-style-name="Standard">
      <style:paragraph-properties fo:text-align="start" style:justify-single-word="false"/>
      <style:text-properties fo:font-variant="normal" fo:text-transform="none" fo:color="#000000" loext:opacity="100%" style:font-name="Verdana" fo:font-size="12pt" fo:letter-spacing="normal" fo:font-style="normal" style:text-underline-style="none" fo:font-weight="normal" officeooo:rsid="0022eab0" officeooo:paragraph-rsid="002bb56f"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Verdana" fo:font-size="12pt" fo:letter-spacing="normal" fo:font-style="normal" style:text-underline-style="none" fo:font-weight="normal" officeooo:rsid="0022eab0" officeooo:paragraph-rsid="0022eab0"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DejaVu Sans" fo:font-size="14pt" fo:letter-spacing="normal" fo:font-style="normal" style:text-underline-style="solid" style:text-underline-width="auto" style:text-underline-color="font-color" fo:font-weight="normal" officeooo:rsid="00335d11" officeooo:paragraph-rsid="00335d11" style:font-size-asian="14pt" style:font-weight-asian="normal" style:font-size-complex="14pt"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DejaVu Sans" fo:font-size="12pt" fo:letter-spacing="normal" fo:font-style="normal" style:text-underline-style="none" fo:font-weight="bold" officeooo:rsid="0022eab0" officeooo:paragraph-rsid="00335d11" style:font-size-asian="10.5pt" style:font-weight-asian="bold" style:font-size-complex="12pt" style:font-weight-complex="bold"/>
    </style:style>
    <style:style style:name="P125" style:family="paragraph" style:parent-style-name="Standard" style:list-style-name="L1">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126" style:family="paragraph" style:parent-style-name="Standard" style:list-style-name="L2">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127" style:family="paragraph" style:parent-style-name="Standard" style:list-style-name="L2">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128" style:family="paragraph" style:parent-style-name="Standard" style:list-style-name="L3">
      <style:paragraph-properties fo:text-align="start" style:justify-single-word="false"/>
      <style:text-properties style:font-name="DejaVu Sans" fo:font-size="12pt" style:text-underline-style="none" fo:font-weight="normal" officeooo:rsid="0022eab0" officeooo:paragraph-rsid="002bb56f" style:font-size-asian="10.5pt" style:font-weight-asian="normal" style:font-size-complex="12pt" style:font-weight-complex="normal"/>
    </style:style>
    <style:style style:name="P129" style:family="paragraph" style:parent-style-name="Standard" style:list-style-name="L4">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DejaVu Sans" fo:font-size="12pt" style:text-underline-style="none" fo:font-weight="normal" officeooo:rsid="0022eab0" officeooo:paragraph-rsid="00525f7a"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DejaVu Sans" fo:font-size="12pt" style:text-underline-style="none" fo:font-weight="normal" officeooo:rsid="005307a2" officeooo:paragraph-rsid="005307a2" style:font-size-asian="10.5pt" style:font-weight-asian="normal" style:font-size-complex="12pt" style:font-weight-complex="normal"/>
    </style:style>
    <style:style style:name="P132" style:family="paragraph" style:parent-style-name="Standard">
      <style:paragraph-properties fo:text-align="start" style:justify-single-word="false">
        <style:tab-stops/>
      </style:paragraph-properties>
      <style:text-properties style:font-name="DejaVu Sans" fo:font-size="12pt" style:text-underline-style="none" fo:font-weight="bold" officeooo:rsid="0022eab0" style:font-size-asian="10.5pt" style:font-weight-asian="bold" style:font-size-complex="12pt" style:font-weight-complex="bold"/>
    </style:style>
    <style:style style:name="P133" style:family="paragraph" style:parent-style-name="Standard">
      <style:text-properties officeooo:rsid="0019f616" officeooo:paragraph-rsid="0019f616"/>
    </style:style>
    <style:style style:name="P134" style:family="paragraph" style:parent-style-name="Standard">
      <style:paragraph-properties fo:text-align="start" style:justify-single-word="false">
        <style:tab-stops/>
      </style:paragraph-properties>
      <style:text-properties fo:font-weight="bold" style:font-weight-asian="bold"/>
    </style:style>
    <style:style style:name="P135" style:family="paragraph" style:parent-style-name="Standard">
      <style:paragraph-properties fo:text-align="start" style:justify-single-word="false">
        <style:tab-stops/>
      </style:paragraph-properties>
      <style:text-properties style:font-name="DejaVu Sans"/>
    </style:style>
    <style:style style:name="P136" style:family="paragraph" style:parent-style-name="Standard">
      <style:paragraph-properties fo:text-align="start" style:justify-single-word="false">
        <style:tab-stops/>
      </style:paragraph-properties>
      <style:text-properties style:font-name="DejaVu Sans" officeooo:rsid="005307a2" officeooo:paragraph-rsid="005307a2"/>
    </style:style>
    <style:style style:name="P137" style:family="paragraph" style:parent-style-name="Standard">
      <style:paragraph-properties fo:text-align="start" style:justify-single-word="false">
        <style:tab-stops/>
      </style:paragraph-properties>
      <style:text-properties style:font-name="DejaVu Sans" fo:font-style="italic" style:font-style-asian="italic" style:font-style-complex="italic"/>
    </style:style>
    <style:style style:name="T1" style:family="text">
      <style:text-properties fo:font-size="12pt" style:font-size-asian="12pt" style:font-size-complex="12pt"/>
    </style:style>
    <style:style style:name="T2" style:family="text">
      <style:text-properties fo:font-size="12pt" style:text-underline-style="none" style:font-size-asian="10.5pt" style:font-size-complex="12pt"/>
    </style:style>
    <style:style style:name="T3" style:family="text">
      <style:text-properties fo:font-size="12pt" style:text-underline-style="none" officeooo:rsid="001fd2e6" style:font-size-asian="10.5pt" style:font-size-complex="12pt"/>
    </style:style>
    <style:style style:name="T4" style:family="text">
      <style:text-properties fo:font-size="12pt" style:text-underline-style="none" officeooo:rsid="0022eab0" style:font-size-asian="10.5pt" style:font-size-complex="12pt"/>
    </style:style>
    <style:style style:name="T5" style:family="text">
      <style:text-properties fo:font-size="12pt" style:text-underline-style="none" officeooo:rsid="0025a069" style:font-size-asian="10.5pt" style:font-size-complex="12pt"/>
    </style:style>
    <style:style style:name="T6" style:family="text">
      <style:text-properties fo:font-size="12pt" style:text-underline-style="none" officeooo:rsid="00273170" style:font-size-asian="10.5pt" style:font-size-complex="12pt"/>
    </style:style>
    <style:style style:name="T7" style:family="text">
      <style:text-properties fo:font-size="12pt" style:text-underline-style="none" officeooo:rsid="002b0829" style:font-size-asian="10.5pt" style:font-size-complex="12pt"/>
    </style:style>
    <style:style style:name="T8" style:family="text">
      <style:text-properties fo:font-size="12pt" style:text-underline-style="none" officeooo:rsid="002b1812" style:font-size-asian="10.5pt" style:font-size-complex="12pt"/>
    </style:style>
    <style:style style:name="T9" style:family="text">
      <style:text-properties fo:font-size="12pt" style:text-underline-style="none" officeooo:rsid="0022eab0" style:font-size-asian="10.5pt" style:font-weight-asian="bold" style:font-size-complex="12pt" style:font-weight-complex="bold"/>
    </style:style>
    <style:style style:name="T10" style:family="text">
      <style:text-properties fo:font-size="12pt" style:text-underline-style="none" fo:font-weight="normal" style:font-size-asian="10.5pt" style:font-weight-asian="normal" style:font-size-complex="12pt" style:font-weight-complex="normal"/>
    </style:style>
    <style:style style:name="T11" style:family="text">
      <style:text-properties fo:font-size="12pt" style:text-underline-style="none" fo:font-weight="normal" officeooo:rsid="0024afbf" style:font-size-asian="10.5pt" style:font-weight-asian="normal" style:font-size-complex="12pt" style:font-weight-complex="normal"/>
    </style:style>
    <style:style style:name="T12" style:family="text">
      <style:text-properties fo:font-size="12pt" style:text-underline-style="none" fo:font-weight="normal" officeooo:rsid="0025a069" style:font-size-asian="10.5pt" style:font-weight-asian="normal" style:font-size-complex="12pt" style:font-weight-complex="normal"/>
    </style:style>
    <style:style style:name="T13" style:family="text">
      <style:text-properties fo:font-size="12pt" style:text-underline-style="none" fo:font-weight="normal" officeooo:rsid="00273170" style:font-size-asian="10.5pt" style:font-weight-asian="normal" style:font-size-complex="12pt" style:font-weight-complex="normal"/>
    </style:style>
    <style:style style:name="T14" style:family="text">
      <style:text-properties fo:font-size="12pt" style:text-underline-style="none" fo:font-weight="normal" officeooo:rsid="0028d10d" style:font-size-asian="10.5pt" style:font-weight-asian="normal" style:font-size-complex="12pt" style:font-weight-complex="normal"/>
    </style:style>
    <style:style style:name="T15" style:family="text">
      <style:text-properties fo:font-size="12pt" style:text-underline-style="none" fo:font-weight="normal" officeooo:rsid="002b0829" style:font-size-asian="10.5pt" style:font-weight-asian="normal" style:font-size-complex="12pt" style:font-weight-complex="normal"/>
    </style:style>
    <style:style style:name="T16" style:family="text">
      <style:text-properties fo:font-size="12pt" style:text-underline-style="none" fo:font-weight="normal" officeooo:rsid="002b1812" style:font-size-asian="10.5pt" style:font-weight-asian="normal" style:font-size-complex="12pt" style:font-weight-complex="normal"/>
    </style:style>
    <style:style style:name="T17" style:family="text">
      <style:text-properties officeooo:rsid="001fd2e6"/>
    </style:style>
    <style:style style:name="T18" style:family="text">
      <style:text-properties officeooo:rsid="00236381"/>
    </style:style>
    <style:style style:name="T19" style:family="text">
      <style:text-properties fo:font-variant="normal" fo:text-transform="none" fo:color="#000000" loext:opacity="100%" style:font-name="Verdana" fo:font-size="12pt" fo:letter-spacing="normal" fo:font-style="normal" style:text-underline-style="none" fo:font-weight="normal" officeooo:rsid="0024afbf" style:font-size-asian="10.5pt" style:font-weight-asian="normal" style:font-size-complex="12pt" style:font-weight-complex="normal"/>
    </style:style>
    <style:style style:name="T20" style:family="text">
      <style:text-properties fo:font-variant="normal" fo:text-transform="none" fo:color="#000000" loext:opacity="100%" style:font-name="Verdana" fo:font-size="12pt" fo:letter-spacing="normal" fo:font-style="normal" style:text-underline-style="none" officeooo:rsid="00290ab4" style:font-size-asian="10.5pt" style:font-style-asian="italic" style:font-size-complex="12pt" style:font-style-complex="italic"/>
    </style:style>
    <style:style style:name="T21" style:family="text">
      <style:text-properties fo:color="#55308d" loext:opacity="100%" fo:font-style="italic" style:text-underline-style="none" fo:font-weight="normal" officeooo:rsid="00290ab4" style:font-style-asian="italic" style:font-weight-asian="normal" style:font-style-complex="italic" style:font-weight-complex="normal"/>
    </style:style>
    <style:style style:name="T22" style:family="text">
      <style:text-properties fo:color="#55308d" loext:opacity="100%" fo:font-size="12pt" fo:font-style="italic" style:text-underline-style="none" officeooo:rsid="00290ab4" style:font-size-asian="10.5pt" style:font-style-asian="italic" style:font-size-complex="12pt" style:font-style-complex="italic"/>
    </style:style>
    <style:style style:name="T23" style:family="text">
      <style:text-properties fo:color="#55308d" loext:opacity="100%" fo:font-size="14pt" fo:font-style="italic" fo:font-weight="normal" officeooo:rsid="00290ab4" style:font-size-asian="14pt" style:font-style-asian="italic" style:font-weight-asian="normal" style:font-size-complex="14pt" style:font-style-complex="italic" style:font-weight-complex="normal"/>
    </style:style>
    <style:style style:name="T24" style:family="text">
      <style:text-properties fo:color="#55308d" loext:opacity="100%" style:font-name="FreeMono" fo:font-size="14pt" fo:font-style="italic" officeooo:rsid="00290ab4" style:font-size-asian="14pt" style:font-style-asian="italic" style:font-size-complex="14pt" style:font-style-complex="italic"/>
    </style:style>
    <style:style style:name="T25" style:family="text">
      <style:text-properties fo:color="#55308d" loext:opacity="100%" style:font-name="FreeMono" fo:font-size="14pt" fo:font-style="italic" fo:font-weight="bold" officeooo:rsid="00290ab4" style:font-size-asian="14pt" style:font-style-asian="italic" style:font-weight-asian="bold" style:font-size-complex="14pt" style:font-style-complex="italic" style:font-weight-complex="bold"/>
    </style:style>
    <style:style style:name="T26" style:family="text">
      <style:text-properties fo:color="#55308d" loext:opacity="100%" style:font-name="FreeMono" fo:font-style="italic" style:text-underline-style="none" officeooo:rsid="00290ab4" style:font-style-asian="italic" style:font-style-complex="italic"/>
    </style:style>
    <style:style style:name="T27" style:family="text">
      <style:text-properties fo:color="#55308d" loext:opacity="100%" style:font-name="FreeMono" fo:font-style="italic" style:text-underline-style="none" fo:font-weight="bold" officeooo:rsid="00290ab4" style:font-style-asian="italic" style:font-weight-asian="bold" style:font-style-complex="italic" style:font-weight-complex="bold"/>
    </style:style>
    <style:style style:name="T28" style:family="text">
      <style:text-properties fo:font-weight="normal" style:font-weight-asian="normal" style:font-weight-complex="normal"/>
    </style:style>
    <style:style style:name="T29" style:family="text">
      <style:text-properties fo:font-weight="normal" officeooo:rsid="002de8f7" style:font-weight-asian="normal" style:font-weight-complex="normal"/>
    </style:style>
    <style:style style:name="T30" style:family="text">
      <style:text-properties fo:font-weight="normal" officeooo:rsid="002f10c6" style:font-weight-asian="normal" style:font-weight-complex="normal"/>
    </style:style>
    <style:style style:name="T31" style:family="text">
      <style:text-properties fo:font-weight="normal" officeooo:rsid="0032995d" style:font-weight-asian="normal" style:font-weight-complex="normal"/>
    </style:style>
    <style:style style:name="T32" style:family="text">
      <style:text-properties fo:font-weight="normal" officeooo:rsid="00335d11" style:font-weight-asian="normal" style:font-weight-complex="normal"/>
    </style:style>
    <style:style style:name="T33" style:family="text">
      <style:text-properties fo:font-weight="normal" officeooo:rsid="00360681" style:font-weight-asian="normal" style:font-weight-complex="normal"/>
    </style:style>
    <style:style style:name="T34" style:family="text">
      <style:text-properties fo:font-weight="normal" officeooo:rsid="0036879a" style:font-weight-asian="normal" style:font-weight-complex="normal"/>
    </style:style>
    <style:style style:name="T35" style:family="text">
      <style:text-properties fo:font-weight="normal" officeooo:rsid="003a5bfb" style:font-weight-asian="normal" style:font-weight-complex="normal"/>
    </style:style>
    <style:style style:name="T36" style:family="text">
      <style:text-properties fo:font-weight="normal" officeooo:rsid="003c524b" style:font-weight-asian="normal" style:font-weight-complex="normal"/>
    </style:style>
    <style:style style:name="T37" style:family="text">
      <style:text-properties fo:font-weight="normal" officeooo:rsid="003cfd0e" style:font-weight-asian="normal" style:font-weight-complex="normal"/>
    </style:style>
    <style:style style:name="T38" style:family="text">
      <style:text-properties fo:font-weight="normal" officeooo:rsid="003da4f1" style:font-weight-asian="normal" style:font-weight-complex="normal"/>
    </style:style>
    <style:style style:name="T39" style:family="text">
      <style:text-properties fo:font-weight="normal" officeooo:rsid="00413022" style:font-weight-asian="normal" style:font-weight-complex="normal"/>
    </style:style>
    <style:style style:name="T40" style:family="text">
      <style:text-properties fo:font-weight="normal" officeooo:rsid="0041c4a2" style:font-weight-asian="normal" style:font-weight-complex="normal"/>
    </style:style>
    <style:style style:name="T41" style:family="text">
      <style:text-properties fo:font-weight="normal" officeooo:rsid="00425a0e" style:font-weight-asian="normal" style:font-weight-complex="normal"/>
    </style:style>
    <style:style style:name="T42" style:family="text">
      <style:text-properties fo:font-weight="normal" officeooo:rsid="0042e96e" style:font-weight-asian="normal" style:font-weight-complex="normal"/>
    </style:style>
    <style:style style:name="T43" style:family="text">
      <style:text-properties fo:font-weight="normal" officeooo:rsid="0046d45b" style:font-weight-asian="normal" style:font-weight-complex="normal"/>
    </style:style>
    <style:style style:name="T44" style:family="text">
      <style:text-properties fo:font-weight="normal" officeooo:rsid="004b465e" style:font-weight-asian="normal" style:font-weight-complex="normal"/>
    </style:style>
    <style:style style:name="T45" style:family="text">
      <style:text-properties officeooo:rsid="002f10c6"/>
    </style:style>
    <style:style style:name="T46" style:family="text">
      <style:text-properties officeooo:rsid="00439784"/>
    </style:style>
    <style:style style:name="T47" style:family="text">
      <style:text-properties officeooo:rsid="0047fc39"/>
    </style:style>
    <style:style style:name="T48" style:family="text">
      <style:text-properties officeooo:rsid="004db26b"/>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italic" style:font-style-asian="italic"/>
    </style:style>
    <style:style style:name="T51" style:family="text">
      <style:text-properties fo:font-weight="bold" style:font-weight-asian="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S Media Queries</text:p>
      <text:p text:style-name="P1"/>
      <text:p text:style-name="P66"/>
      <text:p text:style-name="P84">Table of <text:span text:style-name="T48">C</text:span>ontents</text:p>
      <text:p text:style-name="P74"/>
      <text:p text:style-name="P5"><text:span text:style-name="T17">What is a Media Quer</text:span><text:span text:style-name="T18">y?</text:span></text:p>
      <text:p text:style-name="P5"><text:tab/><text:span text:style-name="T18">Media Types</text:span></text:p>
      <text:p text:style-name="P4"><text:tab/>Media Features</text:p>
      <text:p text:style-name="P6"/>
      <text:p text:style-name="P75"/>
      <text:p text:style-name="P83">What is a Media Query?</text:p>
      <text:p text:style-name="P40"/>
      <text:p text:style-name="P77"><text:span text:style-name="T3">M</text:span><text:span text:style-name="T2">edia Queries are used to apply or change </text:span><text:span text:style-name="T4">CSS </text:span><text:span text:style-name="T2">styles for different media types, commonly for resizing elements for different viewport sizes but also for user preferences such as dark mode or no animation as well as for print view.</text:span></text:p>
      <text:p text:style-name="P3"/>
      <text:p text:style-name="P4">Media queries can obtain information from the browser such as:</text:p>
      <text:list xml:id="list1952661345" text:style-name="L1">
        <text:list-header>
          <text:p text:style-name="P125"/>
        </text:list-header>
        <text:list-item>
          <text:p text:style-name="P125">width and height of viewport</text:p>
        </text:list-item>
        <text:list-item>
          <text:p text:style-name="P125">width and height of device</text:p>
        </text:list-item>
        <text:list-item>
          <text:p text:style-name="P125">orientation</text:p>
        </text:list-item>
        <text:list-item>
          <text:p text:style-name="P125">resolution</text:p>
        </text:list-item>
        <text:list-item>
          <text:p text:style-name="P125">user preferences (dark mode, no animation, etc.)</text:p>
        </text:list-item>
      </text:list>
      <text:p text:style-name="P4"/>
      <text:p text:style-name="P4">A media query has a media type and can contain one or more expressions:</text:p>
      <text:p text:style-name="P4"/>
      <text:p text:style-name="P99">@media screen and (min-width: 1024px)</text:p>
      <text:p text:style-name="P100"><text:s/>{</text:p>
      <text:p text:style-name="P100"><text:s text:c="2"/>**styles go here**</text:p>
      <text:p text:style-name="P99">}</text:p>
      <text:p text:style-name="P4"/>
      <text:p text:style-name="P4"/>
      <text:p text:style-name="P76">Media Types </text:p>
      <text:p text:style-name="P7"/>
      <text:list xml:id="list2809899158" text:style-name="L2">
        <text:list-item>
          <text:p text:style-name="P127">all</text:p>
        </text:list-item>
        <text:list-item>
          <text:p text:style-name="P127">print</text:p>
        </text:list-item>
        <text:list-item>
          <text:p text:style-name="P127">screen</text:p>
        </text:list-item>
        <text:list-item>
          <text:p text:style-name="P126">speech</text:p>
        </text:list-item>
      </text:list>
      <text:p text:style-name="P4"/>
      <text:p text:style-name="P41">all</text:p>
      <text:p text:style-name="P68"><text:span text:style-name="T2"><text:tab/></text:span><text:span text:style-name="T12">Used for all media type devices (default)</text:span></text:p>
      <text:p text:style-name="P13"/>
      <text:p text:style-name="P69"><text:span text:style-name="T12"><text:tab/></text:span><text:span text:style-name="T26">@media all and (prefers-color-scheme: dark) {..</text:span><text:span text:style-name="T21">.</text:span><text:span text:style-name="T26">}</text:span></text:p>
      <text:p text:style-name="P13"/>
      <text:p text:style-name="P41">print</text:p>
      <text:p text:style-name="P68"><text:span text:style-name="T2"><text:tab/></text:span><text:span text:style-name="T12">Used for printers</text:span></text:p>
      <text:p text:style-name="P13"/>
      <text:p text:style-name="P69"><text:span text:style-name="T12"><text:tab/></text:span><text:span text:style-name="T26">@media print{…}</text:span></text:p>
      <text:p text:style-name="P63"><text:soft-page-break/></text:p>
      <text:p text:style-name="P13"/>
      <text:p text:style-name="P41">screen</text:p>
      <text:p text:style-name="P68"><text:span text:style-name="T2"><text:tab/></text:span><text:span text:style-name="T12">Used for computer screens, tablets, smart-phones, etc.</text:span></text:p>
      <text:p text:style-name="P13"/>
      <text:p text:style-name="P69"><text:span text:style-name="T12"><text:tab/></text:span><text:span text:style-name="T26">@media screen and (orientation: landscape) {…}</text:span></text:p>
      <text:p text:style-name="P63"/>
      <text:p text:style-name="P59">speech</text:p>
      <text:p text:style-name="P81"><text:span text:style-name="T2"><text:tab/></text:span><text:span text:style-name="T5">Used for screenreaders</text:span></text:p>
      <text:p text:style-name="P13"><text:tab/></text:p>
      <text:p text:style-name="P81"><text:span text:style-name="T5"><text:tab/></text:span><text:span text:style-name="T27">@media speech {…}</text:span></text:p>
      <text:p text:style-name="P86"/>
      <text:p text:style-name="P20"><text:span text:style-name="T49">Logical operators </text:span>can be used with the media quer<text:span text:style-name="T48">ies</text:span></text:p>
      <text:p text:style-name="P8"/>
      <text:list xml:id="list1671341223" text:style-name="L3">
        <text:list-item>
          <text:p text:style-name="P128">not</text:p>
        </text:list-item>
        <text:list-item>
          <text:p text:style-name="P128">and</text:p>
        </text:list-item>
        <text:list-item>
          <text:p text:style-name="P128">only</text:p>
        </text:list-item>
      </text:list>
      <text:p text:style-name="P8"/>
      <text:p text:style-name="P61">not</text:p>
      <text:p text:style-name="P72"><text:span text:style-name="T2"><text:tab/></text:span><text:span text:style-name="T11">inverts the meaning of the entire media query</text:span></text:p>
      <text:p text:style-name="P20"/>
      <text:p text:style-name="P42">and</text:p>
      <text:p text:style-name="P82"><text:span text:style-name="T9"><text:tab/></text:span><text:span text:style-name="T19">combines a media feature with a media type or other media features</text:span></text:p>
      <text:p text:style-name="P121"/>
      <text:p text:style-name="P42">only</text:p>
      <text:p text:style-name="P80"><text:span text:style-name="T22"><text:tab/></text:span><text:span text:style-name="T20">prevents older browsers that do not support media queries with media features from applying the specified styles</text:span></text:p>
      <text:p text:style-name="P85"/>
      <text:p text:style-name="P76">Media Features </text:p>
      <text:p text:style-name="P7"/>
      <text:list xml:id="list1015850624" text:style-name="L4">
        <text:list-item>
          <text:p text:style-name="P129">any-hover</text:p>
        </text:list-item>
        <text:list-item>
          <text:p text:style-name="P129">any-pointer</text:p>
        </text:list-item>
        <text:list-item>
          <text:p text:style-name="P129">aspect-ratio</text:p>
        </text:list-item>
        <text:list-item>
          <text:p text:style-name="P129">color</text:p>
        </text:list-item>
        <text:list-item>
          <text:p text:style-name="P129">color-gamut</text:p>
        </text:list-item>
        <text:list-item>
          <text:p text:style-name="P129">color-index</text:p>
        </text:list-item>
        <text:list-item>
          <text:p text:style-name="P129">device-aspect-ratio</text:p>
        </text:list-item>
        <text:list-item>
          <text:p text:style-name="P129">device-height</text:p>
        </text:list-item>
        <text:list-item>
          <text:p text:style-name="P129">device-width</text:p>
        </text:list-item>
        <text:list-item>
          <text:p text:style-name="P129">display-mode</text:p>
        </text:list-item>
        <text:list-item>
          <text:p text:style-name="P129">dynamic-range</text:p>
        </text:list-item>
        <text:list-item>
          <text:p text:style-name="P129">forced-colors</text:p>
        </text:list-item>
        <text:list-item>
          <text:p text:style-name="P129">grid</text:p>
        </text:list-item>
        <text:list-item>
          <text:p text:style-name="P129">height</text:p>
        </text:list-item>
        <text:list-item>
          <text:p text:style-name="P129">hover</text:p>
        </text:list-item>
        <text:list-item>
          <text:p text:style-name="P129">inverted-colors</text:p>
        </text:list-item>
        <text:list-item>
          <text:p text:style-name="P129">monochrome</text:p>
        </text:list-item>
        <text:list-item>
          <text:p text:style-name="P129">orientation</text:p>
        </text:list-item>
        <text:list-item>
          <text:p text:style-name="P129">overflow-block</text:p>
        </text:list-item>
        <text:list-item>
          <text:p text:style-name="P129">overflow-inline</text:p>
        </text:list-item>
        <text:list-item>
          <text:p text:style-name="P129">pointer</text:p>
        </text:list-item>
        <text:list-item>
          <text:p text:style-name="P129"><text:soft-page-break/>prefers-color-scheme</text:p>
        </text:list-item>
        <text:list-item>
          <text:p text:style-name="P129">prefers-contrast</text:p>
        </text:list-item>
        <text:list-item>
          <text:p text:style-name="P129">prefers-reduced-motion</text:p>
        </text:list-item>
        <text:list-item>
          <text:p text:style-name="P129">resolution</text:p>
        </text:list-item>
        <text:list-item>
          <text:p text:style-name="P129">scripting</text:p>
        </text:list-item>
        <text:list-item>
          <text:p text:style-name="P129">update</text:p>
        </text:list-item>
        <text:list-item>
          <text:p text:style-name="P129">video-dynamic-range</text:p>
        </text:list-item>
        <text:list-item>
          <text:p text:style-name="P129">width</text:p>
        </text:list-item>
      </text:list>
      <text:p text:style-name="P7"/>
      <text:p text:style-name="P41">any-hover</text:p>
      <text:p text:style-name="P68"><text:span text:style-name="T2"><text:tab/></text:span><text:span text:style-name="T13">Check if ANY available input can hover over elements</text:span></text:p>
      <text:p text:style-name="P68"><text:span text:style-name="T13"><text:tab/><text:tab/></text:span><text:span text:style-name="T14">none</text:span></text:p>
      <text:p text:style-name="P14"><text:tab/><text:tab/>hover</text:p>
      <text:p text:style-name="P14"/>
      <text:p text:style-name="P68"><text:span text:style-name="T14"><text:tab/><text:tab/></text:span><text:span text:style-name="T26">@media (anyhover:hover) {…}</text:span></text:p>
      <text:p text:style-name="P64"/>
      <text:p text:style-name="P41">any-pointer</text:p>
      <text:p text:style-name="P68"><text:span text:style-name="T2"><text:tab/></text:span><text:span text:style-name="T13">Check if any available inpout is a pointing device and if so the accuaracy</text:span></text:p>
      <text:p text:style-name="P68"><text:span text:style-name="T13"><text:tab/><text:tab/></text:span><text:span text:style-name="T14">none</text:span></text:p>
      <text:p text:style-name="P15"><text:tab/><text:tab/>coarse</text:p>
      <text:p text:style-name="P15"><text:tab/><text:tab/>fine</text:p>
      <text:p text:style-name="P15"/>
      <text:p text:style-name="P73"><text:span text:style-name="T10"><text:tab/></text:span><text:span text:style-name="T26">@media (any-pointer: none){…}</text:span></text:p>
      <text:p text:style-name="P101"><text:tab/></text:p>
      <text:p text:style-name="P101"><text:tab/>@media (any-pointer: coarse){…}</text:p>
      <text:p text:style-name="P101"/>
      <text:p text:style-name="P101"><text:tab/>@media (any-pointer: fine){…}</text:p>
      <text:p text:style-name="P16"/>
      <text:p text:style-name="P41">aspect-ratio</text:p>
      <text:p text:style-name="P78"><text:span text:style-name="T2"><text:tab/></text:span><text:span text:style-name="T6">The ratio between width and height of viewport </text:span><text:span text:style-name="T7">(also min-aspect-ratio and max-aspect-ratio).</text:span></text:p>
      <text:p text:style-name="P17"/>
      <text:p text:style-name="P79"><text:span text:style-name="T7"><text:tab/><text:tab/></text:span><text:span text:style-name="T27">@media (min-aspect-ratio: 8/5) {…}</text:span></text:p>
      <text:p text:style-name="P102"/>
      <text:p text:style-name="P102"><text:tab/><text:tab/>@media (max-aspect-ratio: 3/2) {…}</text:p>
      <text:p text:style-name="P102"/>
      <text:p text:style-name="P102"><text:tab/><text:tab/>@media (aspect-ratio: 1/1) {…}</text:p>
      <text:p text:style-name="P87"/>
      <text:p text:style-name="P60"/>
      <text:p text:style-name="P68"><text:span text:style-name="T2"><text:tab/></text:span><text:span text:style-name="T15">If using min-aspect-ratio and/or max-aspect-ratio with aspect-ratio then aspect-ratio must be at the bottom to avoid overrides.</text:span></text:p>
      <text:p text:style-name="P17"/>
      <text:p text:style-name="P68"><text:span text:style-name="T8">c</text:span><text:span text:style-name="T2">olor</text:span></text:p>
      <text:p text:style-name="P41"/>
      <text:p text:style-name="P68"><text:span text:style-name="T2"><text:tab/></text:span><text:span text:style-name="T16">Check the number of bits per RGB colour component of the output device</text:span></text:p>
      <text:p text:style-name="P18"/>
      <text:p text:style-name="P70"><text:span text:style-name="T16"><text:tab/></text:span><text:span text:style-name="T26">@media (color) {…} /*any colour device*/</text:span></text:p>
      <text:p text:style-name="P103"/>
      <text:p text:style-name="P103"><text:tab/>@media (min-color: 8) {…} /*any colour device with at least 8bit colour*/</text:p>
      <text:p text:style-name="P88"/>
      <text:p text:style-name="P41"><text:soft-page-break/>color-gamut</text:p>
      <text:p text:style-name="P41"/>
      <text:p text:style-name="P43"><text:tab/><text:span text:style-name="T29">Check the range of colours supported by end software or hardware</text:span></text:p>
      <text:p text:style-name="P21"><text:tab/><text:tab/>srgb</text:p>
      <text:p text:style-name="P21"><text:tab/><text:tab/>p3</text:p>
      <text:p text:style-name="P21"><text:tab/><text:tab/>rec2020</text:p>
      <text:p text:style-name="P19"/>
      <text:p text:style-name="P71"><text:span text:style-name="T16"><text:tab/></text:span><text:span text:style-name="T26">@media (color-gamut: srgb) {…} /*any colour device*/</text:span></text:p>
      <text:p text:style-name="P92"/>
      <text:p text:style-name="P92"/>
      <text:p text:style-name="P44">color-index </text:p>
      <text:p text:style-name="P44"><text:span text:style-name="T45"><text:tab/></text:span><text:span text:style-name="T30">Check number of entri</text:span><text:span text:style-name="T31">e</text:span><text:span text:style-name="T30">s in output device colour table (also min-color-index and max-color-index)</text:span></text:p>
      <text:p text:style-name="P22"/>
      <text:p text:style-name="P44"><text:span text:style-name="T30"><text:tab/></text:span><text:span text:style-name="T24">@media (color-index:256) {…} </text:span></text:p>
      <text:p text:style-name="P104"/>
      <text:p text:style-name="P105"><text:tab/>@media (min-color-index:15000) {…} </text:p>
      <text:p text:style-name="P105"/>
      <text:p text:style-name="P105"><text:tab/>@media (max-color-index:8000000) {…} </text:p>
      <text:p text:style-name="P9"/>
      <text:p text:style-name="P44"/>
      <text:p text:style-name="P41"/>
      <text:p text:style-name="P41">display-mode</text:p>
      <text:p text:style-name="P41"><text:tab/><text:span text:style-name="T32">Check display mode of application.</text:span></text:p>
      <text:p text:style-name="P23"><text:tab/><text:tab/>fullscreen</text:p>
      <text:p text:style-name="P23"><text:tab/><text:tab/>standalone</text:p>
      <text:p text:style-name="P23"><text:tab/><text:tab/>minimal-ui</text:p>
      <text:p text:style-name="P23"><text:tab/><text:tab/>browser</text:p>
      <text:p text:style-name="P23"/>
      <text:p text:style-name="P46"><text:span text:style-name="T32"><text:tab/></text:span><text:span text:style-name="T24">@media (display-mode:fullscreen) {…} <text:s/>/*all available display <text:tab/>area used*/</text:span></text:p>
      <text:p text:style-name="P106"/>
      <text:p text:style-name="P106"><text:tab/>@media (display-mode:standalone){…} <text:s/>/*will look and feel like a standalone app*/</text:p>
      <text:p text:style-name="P106"/>
      <text:p text:style-name="P107"><text:tab/>@media (display-mode:minimal-ui) <text:s/>{…} <text:s/>/*will look and feel like a standalone app but only minimal nav elements*/</text:p>
      <text:p text:style-name="P106"/>
      <text:p text:style-name="P106"><text:tab/>@media (display-mode:browser){…} <text:s/>/*opens in browser tab*/</text:p>
      <text:p text:style-name="P41"/>
      <text:p text:style-name="P41">dynamic-range</text:p>
      <text:p text:style-name="P41"><text:tab/><text:span text:style-name="T33">Check brightness, contrast and colour on end software/hardware</text:span></text:p>
      <text:p text:style-name="P24"><text:tab/><text:tab/>standard</text:p>
      <text:p text:style-name="P24"><text:tab/><text:tab/>high</text:p>
      <text:p text:style-name="P24"/>
      <text:p text:style-name="P47"><text:span text:style-name="T33"><text:tab/></text:span><text:span text:style-name="T24">@media (dynamic-range:standard) {…} </text:span></text:p>
      <text:p text:style-name="P108"/>
      <text:p text:style-name="P108"><text:tab/>@media (dynamic-range:high) {…} <text:s/></text:p>
      <text:p text:style-name="P93"/>
      <text:p text:style-name="P41"><text:soft-page-break/>forced-colors</text:p>
      <text:p text:style-name="P41"><text:tab/><text:span text:style-name="T34">Check if user had enabled forced colours mode</text:span></text:p>
      <text:p text:style-name="P25"><text:tab/><text:tab/>none</text:p>
      <text:p text:style-name="P25"><text:tab/><text:tab/>active</text:p>
      <text:p text:style-name="P25"/>
      <text:p text:style-name="P48"><text:span text:style-name="T34"><text:tab/></text:span><text:span text:style-name="T24">@media (dynamic-range:standard){…} </text:span></text:p>
      <text:p text:style-name="P94"/>
      <text:p text:style-name="P41">grid</text:p>
      <text:p text:style-name="P41"><text:tab/><text:span text:style-name="T35">Check if output device uses grid-based screen</text:span></text:p>
      <text:p text:style-name="P26"><text:tab/><text:tab/></text:p>
      <text:p text:style-name="P49"><text:span text:style-name="T35"><text:tab/></text:span><text:span text:style-name="T24">@media (grid: 1) {…} </text:span></text:p>
      <text:p text:style-name="P109"/>
      <text:p text:style-name="P109"><text:tab/>@media (grid: 0) {…} </text:p>
      <text:p text:style-name="P41"/>
      <text:p text:style-name="P41">height</text:p>
      <text:p text:style-name="P41"><text:tab/><text:span text:style-name="T35">Used to apply styles based on viewport height (also min-height and max-<text:tab/>height)</text:span></text:p>
      <text:p text:style-name="P26"/>
      <text:p text:style-name="P49"><text:span text:style-name="T35"><text:tab/></text:span><text:span text:style-name="T24">@media (height: 360px) {…}</text:span></text:p>
      <text:p text:style-name="P109"/>
      <text:p text:style-name="P109"><text:tab/>@media (min-height: 250px) {…}</text:p>
      <text:p text:style-name="P109"/>
      <text:p text:style-name="P109"><text:tab/>@media (max-height: 800px) {…}</text:p>
      <text:p text:style-name="P95"/>
      <text:p text:style-name="P95"/>
      <text:p text:style-name="P41">hover</text:p>
      <text:p text:style-name="P41"><text:tab/><text:span text:style-name="T36">Check if primary input can hover over elements</text:span></text:p>
      <text:p text:style-name="P28"><text:tab/><text:tab/>none</text:p>
      <text:p text:style-name="P28"><text:tab/><text:tab/>hover</text:p>
      <text:p text:style-name="P28"/>
      <text:p text:style-name="P50"><text:span text:style-name="T36"><text:tab/></text:span><text:span text:style-name="T24">@media (hover:hover) {…}</text:span></text:p>
      <text:p text:style-name="P110"/>
      <text:p text:style-name="P110"><text:tab/>@media (hover:none) {…}</text:p>
      <text:p text:style-name="P28"><text:tab/></text:p>
      <text:p text:style-name="P41">inverted-colors</text:p>
      <text:p text:style-name="P41"><text:tab/><text:span text:style-name="T37">Check if user or OS is inverting colours</text:span></text:p>
      <text:p text:style-name="P29"><text:tab/><text:tab/>none</text:p>
      <text:p text:style-name="P29"><text:tab/><text:tab/>inverted</text:p>
      <text:p text:style-name="P29"/>
      <text:p text:style-name="P51"><text:span text:style-name="T37"><text:tab/></text:span><text:span text:style-name="T24">@media (inverted-colors:none) {…}</text:span></text:p>
      <text:p text:style-name="P111"/>
      <text:p text:style-name="P111"><text:tab/>@media (inverted-colors:inverted) {…}</text:p>
      <text:p text:style-name="P29"/>
      <text:p text:style-name="P41">monochrome</text:p>
      <text:p text:style-name="P52"><text:tab/><text:span text:style-name="T38">Check the number of bits per pixel in output device monochrome frame buffer </text:span><text:span text:style-name="T35">(also min-</text:span><text:span text:style-name="T38">monochrome</text:span><text:span text:style-name="T35"> and max-</text:span><text:span text:style-name="T38">monochrome</text:span><text:span text:style-name="T35">)</text:span></text:p>
      <text:p text:style-name="P27"/>
      <text:p text:style-name="P52"><text:span text:style-name="T35"><text:tab/></text:span><text:span text:style-name="T24">@media (monochrome:0) {…} /*no monochrome*/</text:span></text:p>
      <text:p text:style-name="P112"/>
      <text:p text:style-name="P112"><text:tab/>@media (monochrome) {…} /*any monochrome device*/</text:p>
      <text:p text:style-name="P10"/>
      <text:p text:style-name="P10"><text:soft-page-break/></text:p>
      <text:p text:style-name="P10"/>
      <text:p text:style-name="P41">orientation</text:p>
      <text:p text:style-name="P41"><text:tab/><text:span text:style-name="T38">Check orientation of viewport</text:span></text:p>
      <text:p text:style-name="P30"><text:tab/><text:tab/>landscape</text:p>
      <text:p text:style-name="P30"><text:tab/><text:tab/>portrait</text:p>
      <text:p text:style-name="P30"/>
      <text:p text:style-name="P52"><text:span text:style-name="T38"><text:tab/></text:span><text:span text:style-name="T24">@media (orientation: landscape) {…} </text:span></text:p>
      <text:p text:style-name="P112"/>
      <text:p text:style-name="P112"><text:tab/>@media (orientation: portrait) {…} </text:p>
      <text:p text:style-name="P30"/>
      <text:p text:style-name="P41">overflow-block</text:p>
      <text:p text:style-name="P41"><text:tab/><text:span text:style-name="T39">Check how the output device handles overflow along block axis</text:span></text:p>
      <text:p text:style-name="P31"><text:tab/><text:tab/>none</text:p>
      <text:p text:style-name="P32"><text:tab/><text:tab/>scroll</text:p>
      <text:p text:style-name="P32"><text:tab/><text:tab/>optional-paged</text:p>
      <text:p text:style-name="P32"><text:tab/><text:tab/>paged</text:p>
      <text:p text:style-name="P31"/>
      <text:p text:style-name="P53"><text:span text:style-name="T39"><text:tab/></text:span><text:span text:style-name="T24">@media (overflow-block: none) {…} </text:span></text:p>
      <text:p text:style-name="P113"><text:tab/>/*overflowing content not displayed*/</text:p>
      <text:p text:style-name="P113"/>
      <text:p text:style-name="P113"><text:tab/>@media (overflow-block: scroll) {…} </text:p>
      <text:p text:style-name="P113"><text:tab/>/*overflowing content available by scrolling*/</text:p>
      <text:p text:style-name="P113"/>
      <text:p text:style-name="P113"><text:tab/>@media (overflow-block: optional-paged) {…} </text:p>
      <text:p text:style-name="P113"><text:tab/>/*overflowing content available by scrolling but page breaks cn be manually triggered (see “break-inside”) to display content on the following page*/</text:p>
      <text:p text:style-name="P113"/>
      <text:p text:style-name="P113"><text:tab/>@media (overflow-block: paged) {…} </text:p>
      <text:p text:style-name="P113"><text:tab/>/*Overflowing content is displayed on following page*/<text:tab/></text:p>
      <text:p text:style-name="P96"/>
      <text:p text:style-name="P96"/>
      <text:p text:style-name="P41">overflow-inline</text:p>
      <text:p text:style-name="P54"><text:tab/><text:span text:style-name="T39">Check how the output device handles overflow along </text:span><text:span text:style-name="T40">inline</text:span><text:span text:style-name="T39"> axis</text:span></text:p>
      <text:p text:style-name="P33"><text:tab/><text:tab/>none</text:p>
      <text:p text:style-name="P33"><text:tab/><text:tab/>scroll</text:p>
      <text:p text:style-name="P33"/>
      <text:p text:style-name="P62"><text:span text:style-name="T28"><text:tab/></text:span><text:span text:style-name="T24">@media (overflow-inline: none) {…} </text:span></text:p>
      <text:p text:style-name="P114"><text:tab/>/*overflowing content not displayed*/</text:p>
      <text:p text:style-name="P114"/>
      <text:p text:style-name="P114"><text:tab/>@media (overflow-inline: scroll) {…} </text:p>
      <text:p text:style-name="P114"><text:tab/>/*overflowing content available by scrolling*/</text:p>
      <text:p text:style-name="P97"/>
      <text:p text:style-name="P41">pointer</text:p>
      <text:p text:style-name="P41"><text:span text:style-name="T28"><text:tab/></text:span><text:span text:style-name="T41">Check if user has pointing device (mouse) and how accurate it is</text:span></text:p>
      <text:p text:style-name="P34"><text:tab/><text:tab/>none</text:p>
      <text:p text:style-name="P34"><text:tab/><text:tab/>coarse</text:p>
      <text:p text:style-name="P34"><text:tab/><text:tab/>fine</text:p>
      <text:p text:style-name="P41"><text:tab/></text:p>
      <text:p text:style-name="P55"><text:soft-page-break/><text:tab/><text:span text:style-name="T24">@media (pointer: none){…}</text:span></text:p>
      <text:p text:style-name="P101"><text:tab/></text:p>
      <text:p text:style-name="P101"><text:tab/>@media (pointer: coarse){…}</text:p>
      <text:p text:style-name="P101"/>
      <text:p text:style-name="P101"><text:tab/>@media (pointer: fine){…}</text:p>
      <text:p text:style-name="P89"/>
      <text:p text:style-name="P41">prefers-color-scheme</text:p>
      <text:p text:style-name="P41"><text:tab/><text:span text:style-name="T42">Check if user preference set for colour mode</text:span></text:p>
      <text:p text:style-name="P35"><text:tab/><text:tab/>light</text:p>
      <text:p text:style-name="P35"><text:tab/><text:tab/>dark</text:p>
      <text:p text:style-name="P35"><text:tab/></text:p>
      <text:p text:style-name="P56"><text:span text:style-name="T42"><text:tab/></text:span><text:span text:style-name="T24">@media (prefers-color-scheme:light){…}</text:span></text:p>
      <text:p text:style-name="P115"/>
      <text:p text:style-name="P115"><text:tab/>@media (prefers-color-scheme:dark){…}</text:p>
      <text:p text:style-name="P35"><text:tab/></text:p>
      <text:p text:style-name="P41">prefers-contrast</text:p>
      <text:p text:style-name="P56"><text:tab/><text:span text:style-name="T42">Check if user preference set for contrast colour</text:span></text:p>
      <text:p text:style-name="P36"><text:tab/><text:tab/>no-preference</text:p>
      <text:p text:style-name="P36"><text:tab/><text:tab/>more</text:p>
      <text:p text:style-name="P36"><text:tab/><text:tab/>less</text:p>
      <text:p text:style-name="P36"><text:tab/><text:tab/>custom</text:p>
      <text:p text:style-name="P36"/>
      <text:p text:style-name="P56"><text:span text:style-name="T42"><text:tab/></text:span><text:span text:style-name="T24">@media (prefers-contrast: no-preference){…}</text:span></text:p>
      <text:p text:style-name="P115"/>
      <text:p text:style-name="P115"><text:tab/>@media (prefers-contrast: more){…}</text:p>
      <text:p text:style-name="P115"/>
      <text:p text:style-name="P115"><text:tab/>@media (prefers-contrast: less){…}<text:tab/></text:p>
      <text:p text:style-name="P115"/>
      <text:p text:style-name="P115"><text:tab/>@media (prefers-contrast: custom){…}</text:p>
      <text:p text:style-name="P90"/>
      <text:p text:style-name="P36"/>
      <text:p text:style-name="P41">resolution</text:p>
      <text:p text:style-name="P10"><text:tab/><text:span text:style-name="T46">Check pixel density of output device (also min-resolution and max-resolution)</text:span></text:p>
      <text:p text:style-name="P10"/>
      <text:p text:style-name="P11"><text:tab/><text:span text:style-name="T25">@media (resolution: 150dpi) {…}</text:span></text:p>
      <text:p text:style-name="P116"/>
      <text:p text:style-name="P117"><text:tab/>@media (min-resolution: 72dpi) {…}</text:p>
      <text:p text:style-name="P117">@media (max-resolution: 300dpi) {…}</text:p>
      <text:p text:style-name="P10"/>
      <text:p text:style-name="P41">scripting</text:p>
      <text:p text:style-name="P41"><text:tab/><text:span text:style-name="T43">Check if scripting (JS) available</text:span></text:p>
      <text:p text:style-name="P37"><text:tab/><text:tab/>none</text:p>
      <text:p text:style-name="P37"><text:tab/><text:tab/>initial-only</text:p>
      <text:p text:style-name="P38"><text:tab/><text:tab/>enabled</text:p>
      <text:p text:style-name="P37"/>
      <text:p text:style-name="P57"><text:span text:style-name="T43"><text:tab/></text:span><text:span text:style-name="T24">@media (scripting: none) {…} /*scripting unavailable*/</text:span></text:p>
      <text:p text:style-name="P118"/>
      <text:p text:style-name="P118"><text:tab/>@media (scripting: initial-only) {…} /*scripting available on <text:tab/>initial page load but not afterwards/</text:p>
      <text:p text:style-name="P91"><text:soft-page-break/></text:p>
      <text:p text:style-name="P57"><text:span text:style-name="T23"><text:tab/></text:span><text:span text:style-name="T24">@media (scripting: enabled) {…} /*scripting available and <text:tab/>active*/</text:span></text:p>
      <text:p text:style-name="P37"/>
      <text:p text:style-name="P41">update</text:p>
      <text:p text:style-name="P10"><text:tab/><text:span text:style-name="T47">Check how frequently the output device is able to modify appearance of <text:tab/>content</text:span></text:p>
      <text:p text:style-name="P10"><text:tab/><text:tab/><text:span text:style-name="T47">none</text:span></text:p>
      <text:p text:style-name="P10"><text:tab/><text:tab/><text:span text:style-name="T47">slow</text:span></text:p>
      <text:p text:style-name="P10"><text:tab/><text:tab/><text:span text:style-name="T47">fast</text:span></text:p>
      <text:p text:style-name="P10"><text:tab/></text:p>
      <text:p text:style-name="P12"><text:tab/><text:span text:style-name="T25">@media (update: none) {…} /*once rendered the layout <text:tab/>cannot be updated (eg. print <text:s/>document)*/</text:span></text:p>
      <text:p text:style-name="P119"/>
      <text:p text:style-name="P99"/>
      <text:p text:style-name="P119"><text:tab/>@media (update: slow) {…} *layout can dynamically change <text:tab/>but not fast enough to be percieved as smooth animation (e.g. <text:tab/>book readers)*</text:p>
      <text:p text:style-name="P119"/>
      <text:p text:style-name="P119"><text:tab/>@media (update: fast) {…} /*layout can dynamically change <text:tab/>fast enough to be percieved as smooth animation (e.g. <text:tab/>computer screens)/*</text:p>
      <text:p text:style-name="P98"/>
      <text:p text:style-name="P41">width</text:p>
      <text:p text:style-name="P41"><text:tab/><text:span text:style-name="T44">Check width of viewport (also min-width and max-width)</text:span></text:p>
      <text:p text:style-name="P39"/>
      <text:p text:style-name="P58"><text:span text:style-name="T44"><text:tab/></text:span><text:span text:style-name="T23">@</text:span><text:span text:style-name="T24">media (width: 765px) {…}</text:span></text:p>
      <text:p text:style-name="P120"/>
      <text:p text:style-name="P120"><text:tab/>@media (min-width: 320px) {…}</text:p>
      <text:p text:style-name="P120"/>
      <text:p text:style-name="P120"><text:tab/>@media (max-width: 1024px) {…}</text:p>
      <text:p text:style-name="P39"><text:tab/></text:p>
      <text:p text:style-name="P39"/>
      <text:p text:style-name="P122"/>
      <text:p text:style-name="P123">Deprecated</text:p>
      <text:p text:style-name="P123"/>
      <text:p text:style-name="P124">device-aspect-ratio</text:p>
      <text:p text:style-name="P45">device-height</text:p>
      <text:p text:style-name="P124">device-width</text:p>
      <text:p text:style-name="P124"/>
      <text:p text:style-name="P124"/>
      <text:p text:style-name="P74">Resources</text:p>
      <text:p text:style-name="P67"/>
      <text:p text:style-name="P65"><text:a xlink:type="simple" xlink:href="https://www.w3schools.com/cssref/css3_pr_mediaquery.asp" text:style-name="Internet_20_link" text:visited-style-name="Visited_20_Internet_20_Link"><text:span text:style-name="T1">https://www.w3schools.com/cssref/css3_pr_mediaquery.asp</text:span></text:a></text:p>
      <text:p text:style-name="P65"><text:a xlink:type="simple" xlink:href="https://www.w3schools.com/css/css3_mediaqueries.asp" text:style-name="Internet_20_link" text:visited-style-name="Visited_20_Internet_20_Link"><text:span text:style-name="T1">https://www.w3schools.com/css/css3_mediaqueries.asp</text:span></text:a><text:span text:style-name="T1"> </text:span></text:p>
      <text:p text:style-name="P2"/>
      <text:p text:style-name="P65"><text:a xlink:type="simple" xlink:href="https://developer.mozilla.org/en-US/docs/Web/CSS/Media_Queries/Using_media_queries" text:style-name="Internet_20_link" text:visited-style-name="Visited_20_Internet_20_Link"><text:span text:style-name="T1">https://developer.mozilla.org/en-US/docs/Web/CSS/Media_Queries/Using_media_queries</text:span></text:a></text:p>
      <text:p text:style-name="P65"/>
      <text:p text:style-name="P133"/>
      <text:p text:style-name="P131"><text:soft-page-break/>PAGE MAP</text:p>
      <text:p text:style-name="P131"/>
      <text:p text:style-name="P131"/>
      <table:table table:name="Table1" table:style-name="Table1">
        <table:table-column table:style-name="Table1.A"/>
        <table:table-column table:style-name="Table1.B"/>
        <table:table-row table:style-name="Table1.1">
          <table:table-cell table:style-name="Table1.A1" office:value-type="string">
            <text:p text:style-name="P132">Title</text:p>
          </table:table-cell>
          <table:table-cell table:style-name="Table1.A1" office:value-type="string">
            <text:p text:style-name="P135"/>
          </table:table-cell>
        </table:table-row>
        <table:table-row table:style-name="Table1.1">
          <table:table-cell table:style-name="Table1.A1" office:value-type="string">
            <text:p text:style-name="P132">Menu</text:p>
          </table:table-cell>
          <table:table-cell table:style-name="Table1.A1" office:value-type="string">
            <text:p text:style-name="P137">Media Types</text:p>
          </table:table-cell>
        </table:table-row>
        <table:table-row table:style-name="Table1.1">
          <table:table-cell table:style-name="Table1.A1" office:value-type="string">
            <text:p text:style-name="P132"/>
          </table:table-cell>
          <table:table-cell table:style-name="Table1.A1" office:value-type="string">
            <text:p text:style-name="P137">Media Features</text:p>
          </table:table-cell>
        </table:table-row>
        <table:table-row table:style-name="Table1.1">
          <table:table-cell table:style-name="Table1.A1" office:value-type="string">
            <text:p text:style-name="P132">Section: Intro</text:p>
          </table:table-cell>
          <table:table-cell table:style-name="Table1.A1" office:value-type="string">
            <text:p text:style-name="P136">Introduction </text:p>
          </table:table-cell>
        </table:table-row>
        <table:table-row table:style-name="Table1.1">
          <table:table-cell table:style-name="Table1.A1" office:value-type="string">
            <text:p text:style-name="P132">Section: Media Types</text:p>
          </table:table-cell>
          <table:table-cell table:style-name="Table1.A1" office:value-type="string">
            <text:p text:style-name="P135"><text:span text:style-name="T50">Media Types</text:span></text:p>
          </table:table-cell>
        </table:table-row>
        <table:table-row table:style-name="Table1.1">
          <table:table-cell table:style-name="Table1.A1" office:value-type="string">
            <text:p text:style-name="P134"/>
          </table:table-cell>
          <table:table-cell table:style-name="Table1.A1" office:value-type="string">
            <text:p text:style-name="P135">all</text:p>
          </table:table-cell>
        </table:table-row>
        <table:table-row table:style-name="Table1.1">
          <table:table-cell table:style-name="Table1.A1" office:value-type="string">
            <text:p text:style-name="P134"/>
          </table:table-cell>
          <table:table-cell table:style-name="Table1.A1" office:value-type="string">
            <text:p text:style-name="P135">print</text:p>
          </table:table-cell>
        </table:table-row>
        <table:table-row table:style-name="Table1.1">
          <table:table-cell table:style-name="Table1.A1" office:value-type="string">
            <text:p text:style-name="P134"/>
          </table:table-cell>
          <table:table-cell table:style-name="Table1.A1" office:value-type="string">
            <text:p text:style-name="P135">screen</text:p>
          </table:table-cell>
        </table:table-row>
        <table:table-row table:style-name="Table1.1">
          <table:table-cell table:style-name="Table1.A1" office:value-type="string">
            <text:p text:style-name="P134"/>
          </table:table-cell>
          <table:table-cell table:style-name="Table1.A1" office:value-type="string">
            <text:p text:style-name="P135">speech</text:p>
          </table:table-cell>
        </table:table-row>
        <table:table-row table:style-name="Table1.1">
          <table:table-cell table:style-name="Table1.A1" office:value-type="string">
            <text:p text:style-name="P132">Section: Media Features</text:p>
          </table:table-cell>
          <table:table-cell table:style-name="Table1.A1" office:value-type="string">
            <text:p text:style-name="P135"><text:span text:style-name="T50">Media Features</text:span></text:p>
          </table:table-cell>
        </table:table-row>
        <table:table-row table:style-name="Table1.1">
          <table:table-cell table:style-name="Table1.A1" office:value-type="string">
            <text:p text:style-name="P134"/>
          </table:table-cell>
          <table:table-cell table:style-name="Table1.A1" office:value-type="string">
            <text:p text:style-name="P135">any-hover</text:p>
          </table:table-cell>
        </table:table-row>
        <table:table-row table:style-name="Table1.1">
          <table:table-cell table:style-name="Table1.A1" office:value-type="string">
            <text:p text:style-name="P134"/>
          </table:table-cell>
          <table:table-cell table:style-name="Table1.A1" office:value-type="string">
            <text:p text:style-name="P135">any-pointer</text:p>
          </table:table-cell>
        </table:table-row>
        <table:table-row table:style-name="Table1.1">
          <table:table-cell table:style-name="Table1.A1" office:value-type="string">
            <text:p text:style-name="P134"/>
          </table:table-cell>
          <table:table-cell table:style-name="Table1.A1" office:value-type="string">
            <text:p text:style-name="P135">aspect-ratio</text:p>
          </table:table-cell>
        </table:table-row>
        <table:table-row table:style-name="Table1.1">
          <table:table-cell table:style-name="Table1.A1" office:value-type="string">
            <text:p text:style-name="P134"/>
          </table:table-cell>
          <table:table-cell table:style-name="Table1.A1" office:value-type="string">
            <text:p text:style-name="P135">color</text:p>
          </table:table-cell>
        </table:table-row>
        <table:table-row table:style-name="Table1.1">
          <table:table-cell table:style-name="Table1.A1" office:value-type="string">
            <text:p text:style-name="P134"/>
          </table:table-cell>
          <table:table-cell table:style-name="Table1.A1" office:value-type="string">
            <text:p text:style-name="P135">color-gamut</text:p>
          </table:table-cell>
        </table:table-row>
        <table:table-row table:style-name="Table1.1">
          <table:table-cell table:style-name="Table1.A1" office:value-type="string">
            <text:p text:style-name="P134"/>
          </table:table-cell>
          <table:table-cell table:style-name="Table1.A1" office:value-type="string">
            <text:p text:style-name="P135">color-index</text:p>
          </table:table-cell>
        </table:table-row>
        <table:table-row table:style-name="Table1.1">
          <table:table-cell table:style-name="Table1.A1" office:value-type="string">
            <text:p text:style-name="P134"/>
          </table:table-cell>
          <table:table-cell table:style-name="Table1.A1" office:value-type="string">
            <text:p text:style-name="P135">device-aspect-ratio</text:p>
          </table:table-cell>
        </table:table-row>
        <table:table-row table:style-name="Table1.1">
          <table:table-cell table:style-name="Table1.A1" office:value-type="string">
            <text:p text:style-name="P134"/>
          </table:table-cell>
          <table:table-cell table:style-name="Table1.A1" office:value-type="string">
            <text:p text:style-name="P135">device-height</text:p>
          </table:table-cell>
        </table:table-row>
        <table:table-row table:style-name="Table1.1">
          <table:table-cell table:style-name="Table1.A1" office:value-type="string">
            <text:p text:style-name="P134"/>
          </table:table-cell>
          <table:table-cell table:style-name="Table1.A1" office:value-type="string">
            <text:p text:style-name="P135">device-width</text:p>
          </table:table-cell>
        </table:table-row>
        <table:table-row table:style-name="Table1.1">
          <table:table-cell table:style-name="Table1.A1" office:value-type="string">
            <text:p text:style-name="P134"/>
          </table:table-cell>
          <table:table-cell table:style-name="Table1.A1" office:value-type="string">
            <text:p text:style-name="P135">display-mode</text:p>
          </table:table-cell>
        </table:table-row>
        <table:table-row table:style-name="Table1.1">
          <table:table-cell table:style-name="Table1.A1" office:value-type="string">
            <text:p text:style-name="P134"/>
          </table:table-cell>
          <table:table-cell table:style-name="Table1.A1" office:value-type="string">
            <text:p text:style-name="P135">dynamic-range</text:p>
          </table:table-cell>
        </table:table-row>
        <table:table-row table:style-name="Table1.1">
          <table:table-cell table:style-name="Table1.A1" office:value-type="string">
            <text:p text:style-name="P134"/>
          </table:table-cell>
          <table:table-cell table:style-name="Table1.A1" office:value-type="string">
            <text:p text:style-name="P135">forced-colors</text:p>
          </table:table-cell>
        </table:table-row>
        <table:table-row table:style-name="Table1.1">
          <table:table-cell table:style-name="Table1.A1" office:value-type="string">
            <text:p text:style-name="P134"/>
          </table:table-cell>
          <table:table-cell table:style-name="Table1.A1" office:value-type="string">
            <text:p text:style-name="P135">grid</text:p>
          </table:table-cell>
        </table:table-row>
        <table:table-row table:style-name="Table1.1">
          <table:table-cell table:style-name="Table1.A1" office:value-type="string">
            <text:p text:style-name="P134"/>
          </table:table-cell>
          <table:table-cell table:style-name="Table1.A1" office:value-type="string">
            <text:p text:style-name="P135">height</text:p>
          </table:table-cell>
        </table:table-row>
        <table:table-row table:style-name="Table1.1">
          <table:table-cell table:style-name="Table1.A1" office:value-type="string">
            <text:p text:style-name="P134"/>
          </table:table-cell>
          <table:table-cell table:style-name="Table1.A1" office:value-type="string">
            <text:p text:style-name="P135">hover</text:p>
          </table:table-cell>
        </table:table-row>
        <table:table-row table:style-name="Table1.1">
          <table:table-cell table:style-name="Table1.A1" office:value-type="string">
            <text:p text:style-name="P134"/>
          </table:table-cell>
          <table:table-cell table:style-name="Table1.A1" office:value-type="string">
            <text:p text:style-name="P135">inverted-colors</text:p>
          </table:table-cell>
        </table:table-row>
        <table:table-row table:style-name="Table1.1">
          <table:table-cell table:style-name="Table1.A1" office:value-type="string">
            <text:p text:style-name="P134"/>
          </table:table-cell>
          <table:table-cell table:style-name="Table1.A1" office:value-type="string">
            <text:p text:style-name="P135">monochrome</text:p>
          </table:table-cell>
        </table:table-row>
        <table:table-row table:style-name="Table1.1">
          <table:table-cell table:style-name="Table1.A1" office:value-type="string">
            <text:p text:style-name="P134"/>
          </table:table-cell>
          <table:table-cell table:style-name="Table1.A1" office:value-type="string">
            <text:p text:style-name="P135">orientation</text:p>
          </table:table-cell>
        </table:table-row>
        <table:table-row table:style-name="Table1.1">
          <table:table-cell table:style-name="Table1.A1" office:value-type="string">
            <text:p text:style-name="P134"/>
          </table:table-cell>
          <table:table-cell table:style-name="Table1.A1" office:value-type="string">
            <text:p text:style-name="P135">overflow-block</text:p>
          </table:table-cell>
        </table:table-row>
        <table:table-row table:style-name="Table1.1">
          <table:table-cell table:style-name="Table1.A1" office:value-type="string">
            <text:p text:style-name="P134"/>
          </table:table-cell>
          <table:table-cell table:style-name="Table1.A1" office:value-type="string">
            <text:p text:style-name="P135">overflow-inline</text:p>
          </table:table-cell>
        </table:table-row>
        <table:table-row table:style-name="Table1.1">
          <table:table-cell table:style-name="Table1.A1" office:value-type="string">
            <text:p text:style-name="P134"/>
          </table:table-cell>
          <table:table-cell table:style-name="Table1.A1" office:value-type="string">
            <text:p text:style-name="P135">pointer</text:p>
          </table:table-cell>
        </table:table-row>
        <table:table-row table:style-name="Table1.1">
          <table:table-cell table:style-name="Table1.A1" office:value-type="string">
            <text:p text:style-name="P134"/>
          </table:table-cell>
          <table:table-cell table:style-name="Table1.A1" office:value-type="string">
            <text:p text:style-name="P135">prefers-color-scheme</text:p>
          </table:table-cell>
        </table:table-row>
        <table:table-row table:style-name="Table1.1">
          <table:table-cell table:style-name="Table1.A1" office:value-type="string">
            <text:p text:style-name="P134"/>
          </table:table-cell>
          <table:table-cell table:style-name="Table1.A1" office:value-type="string">
            <text:p text:style-name="P135">prefers-contrast</text:p>
          </table:table-cell>
        </table:table-row>
        <table:table-row table:style-name="Table1.1">
          <table:table-cell table:style-name="Table1.A1" office:value-type="string">
            <text:p text:style-name="P134"/>
          </table:table-cell>
          <table:table-cell table:style-name="Table1.A1" office:value-type="string">
            <text:p text:style-name="P135">prefers-reduced-motion</text:p>
          </table:table-cell>
        </table:table-row>
        <table:table-row table:style-name="Table1.1">
          <table:table-cell table:style-name="Table1.A1" office:value-type="string">
            <text:p text:style-name="P134"/>
          </table:table-cell>
          <table:table-cell table:style-name="Table1.A1" office:value-type="string">
            <text:p text:style-name="P135">resolution</text:p>
          </table:table-cell>
        </table:table-row>
        <table:table-row table:style-name="Table1.1">
          <table:table-cell table:style-name="Table1.A1" office:value-type="string">
            <text:p text:style-name="P134"/>
          </table:table-cell>
          <table:table-cell table:style-name="Table1.A1" office:value-type="string">
            <text:p text:style-name="P135">scripting</text:p>
          </table:table-cell>
        </table:table-row>
        <table:table-row table:style-name="Table1.1">
          <table:table-cell table:style-name="Table1.A1" office:value-type="string">
            <text:p text:style-name="P134"/>
          </table:table-cell>
          <table:table-cell table:style-name="Table1.A1" office:value-type="string">
            <text:p text:style-name="P135">update</text:p>
          </table:table-cell>
        </table:table-row>
        <table:table-row table:style-name="Table1.1">
          <table:table-cell table:style-name="Table1.A1" office:value-type="string">
            <text:p text:style-name="P134"/>
          </table:table-cell>
          <table:table-cell table:style-name="Table1.A1" office:value-type="string">
            <text:p text:style-name="P135">video-dynamic-range</text:p>
          </table:table-cell>
        </table:table-row>
        <table:table-row table:style-name="Table1.1">
          <table:table-cell table:style-name="Table1.A1" office:value-type="string">
            <text:p text:style-name="P134"/>
          </table:table-cell>
          <table:table-cell table:style-name="Table1.A1" office:value-type="string">
            <text:p text:style-name="P135">width</text:p>
          </table:table-cell>
        </table:table-row>
        <table:table-row table:style-name="Table1.1">
          <table:table-cell table:style-name="Table1.A1" office:value-type="string">
            <text:p text:style-name="P132">Section: See Also</text:p>
          </table:table-cell>
          <table:table-cell table:style-name="Table1.A1" office:value-type="string">
            <text:p text:style-name="P136">Links to previous cheetsheets inseries</text:p>
          </table:table-cell>
        </table:table-row>
      </table:table>
      <text:p text:style-name="Standard"/>
      <text:p text:style-name="P1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4:58:35.983873244</meta:creation-date>
    <dc:date>2022-10-26T11:12:01.156430260</dc:date>
    <meta:editing-duration>PT3H8M57S</meta:editing-duration>
    <meta:editing-cycles>47</meta:editing-cycles>
    <meta:generator>LibreOffice/7.3.6.2$Linux_X86_64 LibreOffice_project/30$Build-2</meta:generator>
    <meta:document-statistic meta:table-count="1" meta:image-count="0" meta:object-count="0" meta:page-count="9" meta:paragraph-count="298" meta:word-count="1030" meta:character-count="7730" meta:non-whitespace-character-count="6783"/>
  </office:meta>
</office:document-meta>
</file>